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ptos Narrow&quot;" svg:font-family="'&quot;Aptos Narrow&quot;'"/>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4.29pt"/>
    </style:style>
    <style:style style:name="co2" style:family="table-column">
      <style:table-column-properties fo:break-before="auto" style:column-width="118.74pt"/>
    </style:style>
    <style:style style:name="co3" style:family="table-column">
      <style:table-column-properties fo:break-before="auto" style:column-width="70.16pt"/>
    </style:style>
    <style:style style:name="co4" style:family="table-column">
      <style:table-column-properties fo:break-before="auto" style:column-width="175.01pt"/>
    </style:style>
    <style:style style:name="co5" style:family="table-column">
      <style:table-column-properties fo:break-before="auto" style:column-width="65.99pt"/>
    </style:style>
    <style:style style:name="co6" style:family="table-column">
      <style:table-column-properties fo:break-before="auto" style:column-width="227.79pt"/>
    </style:style>
    <style:style style:name="co7" style:family="table-column">
      <style:table-column-properties fo:break-before="auto" style:column-width="156.25pt"/>
    </style:style>
    <style:style style:name="co8" style:family="table-column">
      <style:table-column-properties fo:break-before="auto" style:column-width="127.11pt"/>
    </style:style>
    <style:style style:name="co9" style:family="table-column">
      <style:table-column-properties fo:break-before="auto" style:column-width="134.05pt"/>
    </style:style>
    <style:style style:name="co10" style:family="table-column">
      <style:table-column-properties fo:break-before="auto" style:column-width="138.9pt"/>
    </style:style>
    <style:style style:name="co11" style:family="table-column">
      <style:table-column-properties fo:break-before="auto" style:column-width="129.91pt"/>
    </style:style>
    <style:style style:name="co12" style:family="table-column">
      <style:table-column-properties fo:break-before="auto" style:column-width="138.19pt"/>
    </style:style>
    <style:style style:name="co13" style:family="table-column">
      <style:table-column-properties fo:break-before="auto" style:column-width="151.4pt"/>
    </style:style>
    <style:style style:name="co14" style:family="table-column">
      <style:table-column-properties fo:break-before="auto" style:column-width="97.26pt"/>
    </style:style>
    <style:style style:name="co15" style:family="table-column">
      <style:table-column-properties fo:break-before="auto" style:column-width="125.69pt"/>
    </style:style>
    <style:style style:name="co16" style:family="table-column">
      <style:table-column-properties fo:break-before="auto" style:column-width="78.49pt"/>
    </style:style>
    <style:style style:name="co17" style:family="table-column">
      <style:table-column-properties fo:break-before="auto" style:column-width="113.9pt"/>
    </style:style>
    <style:style style:name="co18" style:family="table-column">
      <style:table-column-properties fo:break-before="auto" style:column-width="189.61pt"/>
    </style:style>
    <style:style style:name="co19" style:family="table-column">
      <style:table-column-properties fo:break-before="auto" style:column-width="79.91pt"/>
    </style:style>
    <style:style style:name="co20" style:family="table-column">
      <style:table-column-properties fo:break-before="auto" style:column-width="179.21pt"/>
    </style:style>
    <style:style style:name="co21" style:family="table-column">
      <style:table-column-properties fo:break-before="auto" style:column-width="157.66pt"/>
    </style:style>
    <style:style style:name="co22" style:family="table-column">
      <style:table-column-properties fo:break-before="auto" style:column-width="161.86pt"/>
    </style:style>
    <style:style style:name="co23" style:family="table-column">
      <style:table-column-properties fo:break-before="auto" style:column-width="163.9pt"/>
    </style:style>
    <style:style style:name="co24" style:family="table-column">
      <style:table-column-properties fo:break-before="auto" style:column-width="65.31pt"/>
    </style:style>
    <style:style style:name="co25" style:family="table-column">
      <style:table-column-properties fo:break-before="auto" style:column-width="62.5pt"/>
    </style:style>
    <style:style style:name="co26" style:family="table-column">
      <style:table-column-properties fo:break-before="auto" style:column-width="85.44pt"/>
    </style:style>
    <style:style style:name="co27" style:family="table-column">
      <style:table-column-properties fo:break-before="auto" style:column-width="156.95pt"/>
    </style:style>
    <style:style style:name="co28" style:family="table-column">
      <style:table-column-properties fo:break-before="auto" style:column-width="145.16pt"/>
    </style:style>
    <style:style style:name="co29" style:family="table-column">
      <style:table-column-properties fo:break-before="auto" style:column-width="115.99pt"/>
    </style:style>
    <style:style style:name="co30" style:family="table-column">
      <style:table-column-properties fo:break-before="auto" style:column-width="131.95pt"/>
    </style:style>
    <style:style style:name="co31" style:family="table-column">
      <style:table-column-properties fo:break-before="auto" style:column-width="86.85pt"/>
    </style:style>
    <style:style style:name="co32" style:family="table-column">
      <style:table-column-properties fo:break-before="auto" style:column-width="115.31pt"/>
    </style:style>
    <style:style style:name="co33" style:family="table-column">
      <style:table-column-properties fo:break-before="auto" style:column-width="135.44pt"/>
    </style:style>
    <style:style style:name="co34" style:family="table-column">
      <style:table-column-properties fo:break-before="auto" style:column-width="141.7pt"/>
    </style:style>
    <style:style style:name="co35" style:family="table-column">
      <style:table-column-properties fo:break-before="auto" style:column-width="127.81pt"/>
    </style:style>
    <style:style style:name="co36" style:family="table-column">
      <style:table-column-properties fo:break-before="auto" style:column-width="121.55pt"/>
    </style:style>
    <style:style style:name="co37" style:family="table-column">
      <style:table-column-properties fo:break-before="auto" style:column-width="154.2pt"/>
    </style:style>
    <style:style style:name="co38" style:family="table-column">
      <style:table-column-properties fo:break-before="auto" style:column-width="166pt"/>
    </style:style>
    <style:style style:name="co39" style:family="table-column">
      <style:table-column-properties fo:break-before="auto" style:column-width="142.41pt"/>
    </style:style>
    <style:style style:name="co40" style:family="table-column">
      <style:table-column-properties fo:break-before="auto" style:column-width="158.34pt"/>
    </style:style>
    <style:style style:name="co41" style:family="table-column">
      <style:table-column-properties fo:break-before="auto" style:column-width="80.56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123.76pt" fo:break-before="auto" style:use-optimal-row-height="false"/>
    </style:style>
    <style:style style:name="ro4" style:family="table-row">
      <style:table-row-properties style:row-height="196.5pt" fo:break-before="auto" style:use-optimal-row-height="false"/>
    </style:style>
    <style:style style:name="ro5" style:family="table-row">
      <style:table-row-properties style:row-height="183pt" fo:break-before="auto" style:use-optimal-row-height="false"/>
    </style:style>
    <style:style style:name="ro6" style:family="table-row">
      <style:table-row-properties style:row-height="152.25pt" fo:break-before="auto" style:use-optimal-row-height="false"/>
    </style:style>
    <style:style style:name="ro7" style:family="table-row">
      <style:table-row-properties style:row-height="147.74pt" fo:break-before="auto" style:use-optimal-row-height="false"/>
    </style:style>
    <style:style style:name="ta1" style:family="table" style:master-page-name="PageStyle_5f_Version">
      <style:table-properties table:display="true" style:writing-mode="lr-tb"/>
    </style:style>
    <style:style style:name="ta2" style:family="table" style:master-page-name="PageStyle_5f_Notes">
      <style:table-properties table:display="true" style:writing-mode="lr-tb"/>
    </style:style>
    <style:style style:name="ta3" style:family="table" style:master-page-name="PageStyle_5f_Register">
      <style:table-properties table:display="true" style:writing-mode="lr-tb" tableooo:tab-color="#0000ff"/>
    </style:style>
    <style:style style:name="ta4" style:family="table" style:master-page-name="PageStyle_5f_Login">
      <style:table-properties table:display="true" style:writing-mode="lr-tb" tableooo:tab-color="#0000ff"/>
    </style:style>
    <style:style style:name="ta5" style:family="table" style:master-page-name="PageStyle_5f_Search">
      <style:table-properties table:display="true" style:writing-mode="lr-tb" tableooo:tab-color="#0000ff"/>
    </style:style>
    <style:style style:name="ta6" style:family="table" style:master-page-name="PageStyle_5f_AddProdcuts">
      <style:table-properties table:display="true" style:writing-mode="lr-tb" tableooo:tab-color="#0000ff"/>
    </style:style>
    <style:style style:name="ta7" style:family="table" style:master-page-name="PageStyle_5f_Basket">
      <style:table-properties table:display="true" style:writing-mode="lr-tb" tableooo:tab-color="#0000ff"/>
    </style:style>
    <style:style style:name="ta8" style:family="table" style:master-page-name="PageStyle_5f_CheckOut">
      <style:table-properties table:display="true" style:writing-mode="lr-tb" tableooo:tab-color="#0000ff"/>
    </style:style>
    <style:style style:name="ta9" style:family="table" style:master-page-name="PageStyle_5f_REVIEWS">
      <style:table-properties table:display="true" style:writing-mode="lr-tb" tableooo:tab-color="#0000ff"/>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quot;Aptos Narrow&quot;" fo:font-size="11pt" fo:font-style="normal" fo:text-shadow="none" style:text-underline-style="none" fo:font-weight="bold" style:font-size-asian="11pt" style:font-style-asian="normal" style:font-weight-asian="bold" style:font-name-complex="&quot;Aptos Narrow&quot;"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quot;Aptos Narrow&quot;" fo:font-size="11pt" fo:font-style="normal" fo:text-shadow="none" style:text-underline-style="none" fo:font-weight="bold" style:font-size-asian="11pt" style:font-style-asian="normal" style:font-weight-asian="bold" style:font-name-complex="&quot;Aptos Narrow&quot;" style:font-size-complex="11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ersion"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Notes" table:style-name="ta2">
        <table:table-column table:style-name="co4" table:default-cell-style-name="Default"/>
        <table:table-column table:style-name="co3" table:number-columns-repeated="1023" table:default-cell-style-name="Default"/>
        <table:table-row table:style-name="ro1">
          <table:table-cell table:number-columns-repeated="1024"/>
        </table:table-row>
        <table:table-row table:style-name="ro2">
          <table:table-cell table:style-name="ce1" table:number-columns-repeated="2"/>
          <table:table-cell table:number-columns-repeated="7"/>
          <table:table-cell table:style-name="ce1"/>
          <table:table-cell table:number-columns-repeated="1014"/>
        </table:table-row>
        <table:table-row table:style-name="ro1" table:number-rows-repeated="1048573">
          <table:table-cell table:number-columns-repeated="1024"/>
        </table:table-row>
        <table:table-row table:style-name="ro1">
          <table:table-cell table:number-columns-repeated="1024"/>
        </table:table-row>
      </table:table>
      <table:table table:name="Register" table:style-name="ta3">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1018" table:default-cell-style-name="Default"/>
        <table:table-row table:style-name="ro2">
          <table:table-cell table:style-name="ce2" office:value-type="string" calcext:value-type="string">
            <text:p>Test Case ID</text:p>
          </table:table-cell>
          <table:table-cell table:style-name="ce4" office:value-type="string" calcext:value-type="string">
            <text:p>Test Case Description</text:p>
          </table:table-cell>
          <table:table-cell table:style-name="ce2" office:value-type="string" calcext:value-type="string">
            <text:p>Test Steps</text:p>
          </table:table-cell>
          <table:table-cell table:style-name="ce10" office:value-type="string" calcext:value-type="string">
            <text:p>Test Data</text:p>
          </table:table-cell>
          <table:table-cell table:style-name="ce2" office:value-type="string" calcext:value-type="string">
            <text:p>Expected Result</text:p>
          </table:table-cell>
          <table:table-cell table:style-name="ce2" office:value-type="string" calcext:value-type="string">
            <text:p>Actual Result</text:p>
          </table:table-cell>
          <table:table-cell table:style-name="ce13" office:value-type="string" calcext:value-type="string">
            <text:p>Pass/Fail</text:p>
          </table:table-cell>
          <table:table-cell table:style-name="ce13" office:value-type="string" calcext:value-type="string">
            <text:p>Defect#</text:p>
          </table:table-cell>
          <table:table-cell table:style-name="ce15" table:number-columns-repeated="19"/>
          <table:table-cell table:number-columns-repeated="997"/>
        </table:table-row>
        <table:table-row table:style-name="ro3">
          <table:table-cell table:style-name="ce3" office:value-type="string" calcext:value-type="string">
            <text:p>TCReg01</text:p>
          </table:table-cell>
          <table:table-cell table:style-name="ce5" office:value-type="string" calcext:value-type="string">
            <text:p>Verify Registration should be sucessfull by filling all fields with correct data </text:p>
          </table:table-cell>
          <table:table-cell table:style-name="ce6" office:value-type="string" calcext:value-type="string">
            <text:p><text:a xlink:href="https://www.vitabiotics.com/" xlink:type="simple">1. Open browser and navigate to "https://www.vitabiotics.com/" .                                   2. Navigate to SIGNIN and click on create account.                                                                                                                                     3. Fill all the fields and click on create an account button .                                                                                                                                                       4. Verify that registration is successfull and user will get a welcome email.</text:a></text:p>
          </table:table-cell>
          <table:table-cell table:style-name="ce11" office:value-type="string" calcext:value-type="string">
            <text:p>1.Firstname = Unknown, <text:s text:c="7"/>2.Last Name =user, <text:s text:c="22"/>3.Email=example@mail.com, <text:s text:c="13"/>4.Password=Vitabiotics123</text:p>
          </table:table-cell>
          <table:table-cell table:style-name="ce11" office:value-type="string" calcext:value-type="string">
            <text:p>1.User <text:s/>Luanched On given URL. <text:s text:c="32"/>2.Clicked on signin icon and clicked Create Account. <text:s text:c="28"/>3.User fills the first name, Last name, email and password. <text:s text:c="43"/>4.User Expects got successfull. <text:s text:c="23"/>5.User have received Welcome email from registered email id.</text:p>
          </table:table-cell>
          <table:table-cell table:style-name="ce12" office:value-type="string" calcext:value-type="string">
            <text:p>1.User successfully Luanched On given URL. <text:s text:c="17"/>2.Clicked on signin icon and clicked Create Account . <text:s text:c="21"/>3.Successfully filled the first name, Last name, email and password <text:s text:c="43"/>4.Registration got successfull. <text:s text:c="23"/>5.User have received Welcome email from registered email id.</text:p>
          </table:table-cell>
          <table:table-cell table:style-name="ce14" office:value-type="string" calcext:value-type="string">
            <text:p>Pass</text:p>
          </table:table-cell>
          <table:table-cell table:number-columns-repeated="1017"/>
        </table:table-row>
        <table:table-row table:style-name="ro2">
          <table:table-cell table:style-name="ce3" office:value-type="string" calcext:value-type="string">
            <text:p>TCReg02</text:p>
          </table:table-cell>
          <table:table-cell table:style-name="ce5" office:value-type="string" calcext:value-type="string">
            <text:p>Verify Registration should be sucessfull by filling mandatory fields with Incorrect data spl characters</text:p>
          </table:table-cell>
          <table:table-cell table:style-name="ce7" office:value-type="string" calcext:value-type="string">
            <text:p/>
            <text:p>1. Open browser and navigate to "https://www.vitabiotics.com/"                                    2. Navigate to sign in and click on create account.                                                                                                                                     3. Fill all the fields with Incorrect data and click on create an account button.                                                                                                                                                        4. verify that registration is Unsuccessfull.</text:p>
            <text:p/>
          </table:table-cell>
          <table:table-cell table:style-name="ce11" office:value-type="string" calcext:value-type="string">
            <text:p>1.Firstname = Dummy, <text:s text:c="7"/>2.Last Name =Dummy2, <text:s text:c="22"/>3.Email=Dummy@mail!!!.com, <text:s text:c="13"/>4.Password=Vitabiotics123</text:p>
          </table:table-cell>
          <table:table-cell table:style-name="ce12" office:value-type="string" calcext:value-type="string">
            <text:p>1.User <text:s/>Luanched Browser On given URL <text:s text:c="30"/>2.Clicked on signin icon and clicked Create Account. <text:s text:c="22"/>3.User filled the first name, Last name, email and password. <text:s text:c="43"/>4.Registration got Unsuccessfull and display error mesage as Spl character not allowed after @. <text:s text:c="22"/>5.User have not received Welcome email from registered email id.</text:p>
          </table:table-cell>
          <table:table-cell table:style-name="ce11" office:value-type="string" calcext:value-type="string">
            <text:p>1.User successfully Luanched Browser On given URL . <text:s text:c="16"/>2.Clicked on signin icon and clicked Create Account. <text:s text:c="22"/>3.Successfully filled the first name, Last name, email and password . <text:s text:c="42"/>4.Registration got Unsuccessfull and display error mesage as Spl character not allowed after @ . <text:s text:c="21"/>5.User have not received Welcome email from registered email id.</text:p>
          </table:table-cell>
          <table:table-cell table:style-name="ce14" office:value-type="string" calcext:value-type="string">
            <text:p>Pass</text:p>
          </table:table-cell>
          <table:table-cell table:number-columns-repeated="1017"/>
        </table:table-row>
        <table:table-row table:style-name="ro2">
          <table:table-cell table:style-name="ce3" office:value-type="string" calcext:value-type="string">
            <text:p>TCReg03</text:p>
          </table:table-cell>
          <table:table-cell table:style-name="ce5" office:value-type="string" calcext:value-type="string">
            <text:p>Verify Registration should not be sucessfull without filling up any data and proper error message should be appear</text:p>
          </table:table-cell>
          <table:table-cell table:style-name="ce8" office:value-type="string" calcext:value-type="string">
            <text:p><text:a xlink:href="https://www.vitabiotics.com/" xlink:type="simple">1. Open browser and Launch "https://www.vitabiotics.com/"             2. Navigate to sign in and click on create account                                              3 .Unfill all the fields and click on create an account button                                      4. Verify that registration is unsuccessfull</text:a></text:p>
          </table:table-cell>
          <table:table-cell table:style-name="ce11" office:value-type="string" calcext:value-type="string">
            <text:p>1.Firstname = ******, <text:s text:c="7"/>2.Last Name =**********, <text:s text:c="22"/>3.Email=*************, <text:s text:c="13"/>4.Password=*************</text:p>
          </table:table-cell>
          <table:table-cell table:style-name="ce12" office:value-type="string" calcext:value-type="string">
            <text:p>1.User Luanched Browser On given URL . <text:s text:c="16"/>2.Clicked on signin icon and clicked Create Account. <text:s text:c="22"/>3. Unfilled the first name, Last name, email and password. <text:s text:c="43"/>4.Registration got Unsuccessfull and display error mesage as Password and Email cant be blank. <text:s text:c="21"/>5.User have not received Welcome email from registered email id.</text:p>
          </table:table-cell>
          <table:table-cell table:style-name="ce12" office:value-type="string" calcext:value-type="string">
            <text:p>1.User successfully Luanched On given URL <text:s text:c="17"/>2.Clicked on signin icon and clicked Create Account <text:s text:c="22"/>3.Successfully Unfilled the first name, Last name, email and password <text:s text:c="43"/>4.Registration got Unsuccessfull and display error mesage as Password and Email cant be blank <text:s text:c="36"/>5.User have not received Welcome email Successfully from registered email id</text:p>
          </table:table-cell>
          <table:table-cell table:style-name="ce14" office:value-type="string" calcext:value-type="string">
            <text:p>Pass</text:p>
          </table:table-cell>
          <table:table-cell table:number-columns-repeated="1017"/>
        </table:table-row>
        <table:table-row table:style-name="ro2">
          <table:table-cell table:style-name="ce3"/>
          <table:table-cell table:style-name="ce5"/>
          <table:table-cell table:style-name="ce9"/>
          <table:table-cell table:style-name="ce12"/>
          <table:table-cell table:number-columns-repeated="1020"/>
        </table:table-row>
        <table:table-row table:style-name="ro2" table:number-rows-repeated="995">
          <table:table-cell table:style-name="ce3"/>
          <table:table-cell table:style-name="ce5"/>
          <table:table-cell/>
          <table:table-cell table:style-name="ce12"/>
          <table:table-cell table:number-columns-repeated="1020"/>
        </table:table-row>
        <table:table-row table:style-name="ro1" table:number-rows-repeated="1047575">
          <table:table-cell table:number-columns-repeated="1024"/>
        </table:table-row>
        <table:table-row table:style-name="ro1">
          <table:table-cell table:number-columns-repeated="1024"/>
        </table:table-row>
      </table:table>
      <table:table table:name="Login" table:style-name="ta4">
        <table:table-column table:style-name="co3"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3" table:number-columns-repeated="1018" table:default-cell-style-name="Default"/>
        <table:table-row table:style-name="ro2">
          <table:table-cell table:style-name="ce2" office:value-type="string" calcext:value-type="string">
            <text:p>Test Case ID</text:p>
          </table:table-cell>
          <table:table-cell table:style-name="ce2" office:value-type="string" calcext:value-type="string">
            <text:p>Test Case Description</text:p>
          </table:table-cell>
          <table:table-cell table:style-name="ce2" office:value-type="string" calcext:value-type="string">
            <text:p>Test Steps</text:p>
          </table:table-cell>
          <table:table-cell table:style-name="ce10" office:value-type="string" calcext:value-type="string">
            <text:p>Test Data</text:p>
          </table:table-cell>
          <table:table-cell table:style-name="ce2" office:value-type="string" calcext:value-type="string">
            <text:p>Expected Result</text:p>
          </table:table-cell>
          <table:table-cell table:style-name="ce2" office:value-type="string" calcext:value-type="string">
            <text:p>Actual Result</text:p>
          </table:table-cell>
          <table:table-cell table:style-name="ce13" office:value-type="string" calcext:value-type="string">
            <text:p>Pass/Fail</text:p>
          </table:table-cell>
          <table:table-cell table:style-name="ce13" office:value-type="string" calcext:value-type="string">
            <text:p>Defect#</text:p>
          </table:table-cell>
          <table:table-cell table:style-name="ce15" table:number-columns-repeated="19"/>
          <table:table-cell table:number-columns-repeated="997"/>
        </table:table-row>
        <table:table-row table:style-name="ro3">
          <table:table-cell table:style-name="ce14" office:value-type="string" calcext:value-type="string">
            <text:p>TCLOG1</text:p>
          </table:table-cell>
          <table:table-cell table:style-name="ce11" office:value-type="string" calcext:value-type="string">
            <text:p>Verify Login page should be sucessfully, by filling all fields with correct data </text:p>
          </table:table-cell>
          <table:table-cell table:style-name="ce6" office:value-type="string" calcext:value-type="string">
            <text:p><text:a xlink:href="https://www.vitabiotics.com/" xlink:type="simple">1. open browser and navigate to "https://www.vitabiotics.com/"                                    2. Identify Designated area for login .                                                                                                                                   3. Fill all the fields with 'VALID' data and click SIGNIN .                                                                                                                                                       4. verify that Login is successfull and navigates to home page. </text:a></text:p>
          </table:table-cell>
          <table:table-cell table:style-name="ce11" office:value-type="string" calcext:value-type="string">
            <text:p>1.Email=Unknownuser@mail.com, <text:s text:c="34"/>2.Password=Unknownuser123!</text:p>
          </table:table-cell>
          <table:table-cell table:style-name="ce12" office:value-type="string" calcext:value-type="string">
            <text:p>1.User opens a browser and launched a URL <text:s text:c="6"/>2. Identified designated area for login and clicked sign in button <text:s text:c="10"/>3.Have filled <text:s/>valid email and Password <text:s text:c="14"/>4. It navigates into the Home Page </text:p>
          </table:table-cell>
          <table:table-cell table:style-name="ce17" office:value-type="string" calcext:value-type="string">
            <text:p>1.User opened a browser and launched a URL <text:s text:c="6"/>2.Successfully Identified designated area for login and clicked sign in button <text:s text:c="10"/>3.Have filled <text:s/>valid email and Password <text:s/>successfully <text:s text:c="15"/>4. It Successfully navigated into the Home Page </text:p>
          </table:table-cell>
          <table:table-cell table:style-name="ce14" office:value-type="string" calcext:value-type="string">
            <text:p>Pass</text:p>
          </table:table-cell>
          <table:table-cell table:number-columns-repeated="1017"/>
        </table:table-row>
        <table:table-row table:style-name="ro2">
          <table:table-cell table:style-name="ce14" office:value-type="string" calcext:value-type="string">
            <text:p>TCLOG2</text:p>
          </table:table-cell>
          <table:table-cell table:style-name="ce11" office:value-type="string" calcext:value-type="string">
            <text:p>Entering 'INVALID' credentials in Login page for verfiying Unsuccessful validation</text:p>
          </table:table-cell>
          <table:table-cell table:style-name="ce6" office:value-type="string" calcext:value-type="string">
            <text:p><text:a xlink:href="https://www.vitabiotics.com/" xlink:type="simple">1. open browser and navigate to "https://www.vitabiotics.com/".                                 2. Identify Designated area for login.                                                                                                                                    3. Fill all the fields with 'INVALID' Data and click SIGNIN.                                                                                                                                                       4. verify that Login is Unsuccessfull.</text:a></text:p>
          </table:table-cell>
          <table:table-cell table:style-name="ce11" office:value-type="string" calcext:value-type="string">
            <text:p>1.Email=Unknownuser12@mail.com, <text:s text:c="34"/>2.Password=Unknown123</text:p>
          </table:table-cell>
          <table:table-cell table:style-name="ce12" office:value-type="string" calcext:value-type="string">
            <text:p>1.User opens a browser and launched a URL . <text:s text:c="22"/>2. Identified designated area for login and clicked SIGNIN button. <text:s text:c="10"/>3.Have filled <text:s/>Invalid email and Password and clicked SIGNIN button. <text:s text:c="28"/>4. It displays error message as Invalid email and Password. <text:s text:c="33"/>5. It should not navigates into the home page .</text:p>
          </table:table-cell>
          <table:table-cell table:style-name="ce11" office:value-type="string" calcext:value-type="string">
            <text:p>1.User opened a browser and launched a URL <text:s text:c="23"/>2. Identified designated area for login and clicked sign in button. <text:s text:c="33"/>3.Have filled <text:s/>Invalid email and Password and clicked sign in button. <text:s text:c="28"/>4. It displayed error message as Invalid email and Password. <text:s text:c="33"/>5. It should not navigated into the home page.</text:p>
          </table:table-cell>
          <table:table-cell table:style-name="ce11" office:value-type="string" calcext:value-type="string">
            <text:p>Pass</text:p>
          </table:table-cell>
          <table:table-cell table:style-name="ce12" table:number-columns-repeated="12"/>
          <table:table-cell table:number-columns-repeated="1005"/>
        </table:table-row>
        <table:table-row table:style-name="ro2">
          <table:table-cell table:style-name="ce14" office:value-type="string" calcext:value-type="string">
            <text:p>TCLOG3</text:p>
          </table:table-cell>
          <table:table-cell table:style-name="ce11" office:value-type="string" calcext:value-type="string">
            <text:p>Entering NO credentials in Login page for verfiying Unsuccessful validation</text:p>
          </table:table-cell>
          <table:table-cell table:style-name="ce6" office:value-type="string" calcext:value-type="string">
            <text:p><text:a xlink:href="https://www.vitabiotics.com/" xlink:type="simple">1. open browser and navigate to "https://www.vitabiotics.com/".                                    2. Identify Designated area for login .                                                                                                                                    3. Fill all the fields with 'INVALID' Data and click SIGNIN.                                                                                                                                                        4. verify that Login is Unsuccessfull.</text:a></text:p>
          </table:table-cell>
          <table:table-cell table:style-name="ce11" office:value-type="string" calcext:value-type="string">
            <text:p>1.Email=******** <text:s text:c="12"/>2.Password= **********</text:p>
          </table:table-cell>
          <table:table-cell table:style-name="ce12" office:value-type="string" calcext:value-type="string">
            <text:p>1.User opens a browser and launched a URL. <text:s text:c="6"/>2.Successfully Identified designated area for login and clicked sign in button. <text:s text:c="10"/>3.Have filled No email and Password and clicked sign in button . <text:s text:c="27"/>4. It displays error message as Please fill this filed (email). <text:s text:c="33"/>5. It should not navigates into the home page. </text:p>
          </table:table-cell>
          <table:table-cell table:style-name="ce11" office:value-type="string" calcext:value-type="string">
            <text:p>1.Successfully <text:s/>opened a browser and launched a URL <text:s text:c="6"/>2.Successfully Identified designated area for login and clicked sign in button <text:s text:c="10"/>3.Have filled No email and Password and clicked sign in button <text:s text:c="38"/>4. It displayed error message Successfully as Please fill this filed (email). <text:s text:c="33"/>5. It should not navigated into the home page </text:p>
          </table:table-cell>
          <table:table-cell table:style-name="ce14" office:value-type="string" calcext:value-type="string">
            <text:p>Pass</text:p>
          </table:table-cell>
          <table:table-cell table:number-columns-repeated="1017"/>
        </table:table-row>
        <table:table-row table:style-name="ro2">
          <table:table-cell table:style-name="ce16" office:value-type="string" calcext:value-type="string">
            <text:p>TCLOG4</text:p>
          </table:table-cell>
          <table:table-cell table:style-name="ce11" office:value-type="string" calcext:value-type="string">
            <text:p>Validating the Forgetten password Functionality.</text:p>
          </table:table-cell>
          <table:table-cell table:style-name="ce6" office:value-type="string" calcext:value-type="string">
            <text:p><text:a xlink:href="https://www.vitabiotics.com/" xlink:type="simple">1. Open browser and navigate to "https://www.vitabiotics.com/".                                    2. Identify Designated area for login .                                                                                                                                    3. Click the forgetten Password Link.                                                                                                                                                        4. Submit registered email.                                     5.Click submit Button             6.Validate this functionality with response message</text:a></text:p>
          </table:table-cell>
          <table:table-cell table:style-name="ce11" office:value-type="string" calcext:value-type="string">
            <text:p>1.Email-example@mail.com</text:p>
          </table:table-cell>
          <table:table-cell table:style-name="ce12" office:value-type="string" calcext:value-type="string">
            <text:p>1.User opens a browser and launched a URL. <text:s text:c="6"/>2.Successfully Identified designated area for login and clicked sign in button. <text:s text:c="10"/>3.Filling the vaid registered email address . <text:s text:c="27"/>4. It displays <text:s/>message as Reset password link sent to the email id. <text:s text:c="33"/>5. Validate the this functionality with error message. </text:p>
          </table:table-cell>
          <table:table-cell table:style-name="ce11" office:value-type="string" calcext:value-type="string">
            <text:p>1.User successfully opened browser and launched a URL. <text:s text:c="30"/>2.Successfully Identified designated area for login and clicked sign in button. <text:s text:c="35"/>3.Filling the valid registered email address . <text:s text:c="44"/>4. Response Message displayed successfully. <text:s text:c="33"/>5. Forgetten Password functionality has been successfully completed. </text:p>
          </table:table-cell>
          <table:table-cell table:style-name="ce16" office:value-type="string" calcext:value-type="string">
            <text:p>Pass</text:p>
          </table:table-cell>
          <table:table-cell table:number-columns-repeated="1017"/>
        </table:table-row>
        <table:table-row table:style-name="ro1" table:number-rows-repeated="1048570">
          <table:table-cell table:number-columns-repeated="1024"/>
        </table:table-row>
        <table:table-row table:style-name="ro1">
          <table:table-cell table:number-columns-repeated="1024"/>
        </table:table-row>
      </table:table>
      <table:table table:name="Search" table:style-name="ta5">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3" table:default-cell-style-name="Default"/>
        <table:table-column table:style-name="co3" table:number-columns-repeated="1018" table:default-cell-style-name="Default"/>
        <table:table-row table:style-name="ro2">
          <table:table-cell table:style-name="ce2" office:value-type="string" calcext:value-type="string">
            <text:p>Test Case ID</text:p>
          </table:table-cell>
          <table:table-cell table:style-name="ce2" office:value-type="string" calcext:value-type="string">
            <text:p>Test Case Description</text:p>
          </table:table-cell>
          <table:table-cell table:style-name="ce2" office:value-type="string" calcext:value-type="string">
            <text:p>Test Steps</text:p>
          </table:table-cell>
          <table:table-cell table:style-name="ce10" office:value-type="string" calcext:value-type="string">
            <text:p>Test Data</text:p>
          </table:table-cell>
          <table:table-cell table:style-name="ce2" office:value-type="string" calcext:value-type="string">
            <text:p>Expected Result</text:p>
          </table:table-cell>
          <table:table-cell table:style-name="ce2" office:value-type="string" calcext:value-type="string">
            <text:p>Actual Result</text:p>
          </table:table-cell>
          <table:table-cell table:style-name="ce13" office:value-type="string" calcext:value-type="string">
            <text:p>Pass/Fail</text:p>
          </table:table-cell>
          <table:table-cell table:style-name="ce13" office:value-type="string" calcext:value-type="string">
            <text:p>Defect#</text:p>
          </table:table-cell>
          <table:table-cell table:style-name="ce15" table:number-columns-repeated="19"/>
          <table:table-cell table:number-columns-repeated="997"/>
        </table:table-row>
        <table:table-row table:style-name="ro4">
          <table:table-cell table:style-name="ce14" office:value-type="string" calcext:value-type="string">
            <text:p>TCS01</text:p>
          </table:table-cell>
          <table:table-cell table:style-name="ce11" office:value-type="string" calcext:value-type="string">
            <text:p>Verify Basic <text:s/>Search bar functionality.</text:p>
          </table:table-cell>
          <table:table-cell table:style-name="ce6" office:value-type="string" calcext:value-type="string">
            <text:p><text:a xlink:href="https://www.vitabiotics.com/" xlink:type="simple">1. Open browser and navigate to "https://www.vitabiotics.com/" .                                   2. Identify Designated area for Search bar                                                                                                                                   3. Users  type in the search field                                                                                                                                                       4.  After clicked the zoom icon search bar back to normal position                                                                </text:a></text:p>
          </table:table-cell>
          <table:table-cell table:style-name="ce11"/>
          <table:table-cell table:style-name="ce6" office:value-type="string" calcext:value-type="string">
            <text:p><text:a xlink:href="https://www.vitabiotics.com/" xlink:type="simple">1. Open browser and navigateS to "https://www.vitabiotics.com/".                                    2. Identifies Designated area for Search bar.                                                                                                                                   3. Web  page Allows the users to click on the zoom icon and users to type in the search field.                                                                                                                                                       4. Allow the users to click on the zoom icon , after clicked the zoom icon search bar back to normal position.                                                                  5.Verify the functionalities as works as described above.</text:a></text:p>
          </table:table-cell>
          <table:table-cell table:style-name="ce6" office:value-type="string" calcext:value-type="string">
            <text:p><text:a xlink:href="https://www.vitabiotics.com/" xlink:type="simple">1. Successfully Opened  browser and navigated to "https://www.vitabiotics.com/".                                    2. Identified Designated area for Search bar.                                                                                                                                   3. Web  page Successfully allowed the users to click on the zoom icon and users to type in the search field.                                                                                                                                                      4. Allowed the users to click on the zoom icon , after clicked the zoom icon search bar back to normal position.                                                                     5.Verified successfully by all the above functioinalities as work as expected.</text:a></text:p>
          </table:table-cell>
          <table:table-cell table:style-name="ce14" office:value-type="string" calcext:value-type="string">
            <text:p>PASS/FAIL</text:p>
          </table:table-cell>
          <table:table-cell table:number-columns-repeated="1017"/>
        </table:table-row>
        <table:table-row table:style-name="ro5">
          <table:table-cell table:style-name="ce14" office:value-type="string" calcext:value-type="string">
            <text:p>TCS02</text:p>
          </table:table-cell>
          <table:table-cell table:style-name="ce11" office:value-type="string" calcext:value-type="string">
            <text:p>Verify Search Suggestions On search Bar</text:p>
          </table:table-cell>
          <table:table-cell table:style-name="ce6" office:value-type="string" calcext:value-type="string">
            <text:p><text:a xlink:href="https://www.vitabiotics.com/" xlink:type="simple">1. Open browser and navigate to "https://www.vitabiotics.com/"                                    2. Identify Designated area for Search Bar/                                                                                                                                   3.type on search field as Vitamins.                                                                                                                                                     4. Web page suggest results related to search Text  such as In Text Format , Image Format </text:a></text:p>
          </table:table-cell>
          <table:table-cell table:style-name="ce11"/>
          <table:table-cell table:style-name="ce6" office:value-type="string" calcext:value-type="string">
            <text:p><text:a xlink:href="https://www.vitabiotics.com/" xlink:type="simple">1. open browser and navigate to "https://www.vitabiotics.com/"                                    2. Identify Designated area for Search Bar                                                                                                                                   3.Allows the Users into type on search filed                                                                                                                                                      4. User type as Vitamins and web page suggest results related to search Text  such as In Text Format , Image Format </text:a></text:p>
          </table:table-cell>
          <table:table-cell table:style-name="ce6" office:value-type="string" calcext:value-type="string">
            <text:p><text:a xlink:href="https://www.vitabiotics.com/" xlink:type="simple">1. Successfully Opened  browser and navigated to "https://www.vitabiotics.com/"                                    2. Identified Designated area for Search bar                                                                                                                                   3. Web  page Successfully allowed the users type on search field                                                                                                                                                      4. User have successfully typed as 'Vitamins' and Have fetched the results as expected                                                                   5.Verified successfully by all the above functioinalities as work as expected</text:a></text:p>
          </table:table-cell>
          <table:table-cell table:style-name="ce14" office:value-type="string" calcext:value-type="string">
            <text:p>PASS/FAIL</text:p>
          </table:table-cell>
          <table:table-cell table:number-columns-repeated="1017"/>
        </table:table-row>
        <table:table-row table:style-name="ro2">
          <table:table-cell table:style-name="ce14" office:value-type="string" calcext:value-type="string">
            <text:p>TCS03</text:p>
          </table:table-cell>
          <table:table-cell table:style-name="ce11" office:value-type="string" calcext:value-type="string">
            <text:p>Verifying Vitamin-D products on search tab</text:p>
          </table:table-cell>
          <table:table-cell table:style-name="ce6" office:value-type="string" calcext:value-type="string">
            <text:p><text:a xlink:href="https://www.vitabiotics.com/" xlink:type="simple">1. open browser and navigate to "https://www.vitabiotics.com/"                                    2. Identify Designated area for Search Bar                                                                                                                                   3User type a product at search field                                                                                                                                                    4. User type as 'Vitamin D'  ,Click the Enter                   5. it navigates the users into Vitamin-D product page and it shows all Vitamin D related Products                                         </text:a></text:p>
          </table:table-cell>
          <table:table-cell/>
          <table:table-cell table:style-name="ce6" office:value-type="string" calcext:value-type="string">
            <text:p><text:a xlink:href="https://www.vitabiotics.com/" xlink:type="simple">1. Open browser and navigate to "https://www.vitabiotics.com/"                                    2. Identify Designated area for Search Bar                                                                                                                                   3.Web page Should allows  the Users into type on search field                                                                                                                                                     4. User type as 'Vitamin D'  ,Click the Enter                                                                                                    5. it should navigates the users into Vitamin-D product page and it shows all Vitamin D related Products                                         6.Verfiy by Vitamin-d page fully fetch the only Vitamin-D results</text:a></text:p>
          </table:table-cell>
          <table:table-cell table:style-name="ce6" office:value-type="string" calcext:value-type="string">
            <text:p><text:a xlink:href="https://www.vitabiotics.com/" xlink:type="simple">1. Successfully Opened  browser and navigate to "https://www.vitabiotics.com/"                                    2. Identify Designated area for Search Bar                                                                                                                                   3.Web page allowed  the Users into type on search field                                                                                                                                                     4. User succesfully type as 'Vitamin D'  ,Click the Enter                                                                                                    5. Web page successfully  navigated the users into Vitamin-D product page and it showed all Vitamin D related Products                                         6.Verfied successfully  by Vitamin-d page fully fetch the only Vitamin-D results</text:a></text:p>
          </table:table-cell>
          <table:table-cell table:style-name="ce14" office:value-type="string" calcext:value-type="string">
            <text:p>PASS/FAIL</text:p>
          </table:table-cell>
          <table:table-cell table:number-columns-repeated="1017"/>
        </table:table-row>
        <table:table-row table:style-name="ro2">
          <table:table-cell table:style-name="ce14" office:value-type="string" calcext:value-type="string">
            <text:p>TCS04</text:p>
          </table:table-cell>
          <table:table-cell table:style-name="ce11" office:value-type="string" calcext:value-type="string">
            <text:p>Verify the clear functionality on search field</text:p>
          </table:table-cell>
          <table:table-cell table:style-name="ce6" office:value-type="string" calcext:value-type="string">
            <text:p><text:a xlink:href="https://www.vitabiotics.com/" xlink:type="simple">1. Open browser and navigate to "https://www.vitabiotics.com/"                                    2. Identify Designated area for Search Bar                                                                                                                                   3. Type on search field                                                                                                                                                      4. User type as 'Vitamin D'                             5.User to clear the field by clicking (X)                                      </text:a></text:p>
          </table:table-cell>
          <table:table-cell/>
          <table:table-cell table:style-name="ce6" office:value-type="string" calcext:value-type="string">
            <text:p><text:a xlink:href="https://www.vitabiotics.com/" xlink:type="simple">1. Open browser and navigate to "https://www.vitabiotics.com/" .                                2. Identify Designated area for Search Bar .                                                                                                                                 3.Allows the Users into type on search field.                                                                                                                                                      4. User type as 'Vitamin D'.                             5. Users Want to clear the text  by clicking clear button(x) and it allows users to clear the field by clicking it .                                      </text:a></text:p>
          </table:table-cell>
          <table:table-cell table:style-name="ce6" office:value-type="string" calcext:value-type="string">
            <text:p><text:a xlink:href="https://www.vitabiotics.com/" xlink:type="simple">1. Successfully opened  browser and navigated to "https://www.vitabiotics.com/".                                    2. Successfully Identify Designated area for Search Bar.                                                                                                                                   3.Successfully allowed  the Users into type on search field.                                                                                                                                                      4. User type as 'Vitamin D.'                             5. Users Successfully to clear the text  by clicking clear button(x) and it successfully allowed to clear the field by clicking it.                                    </text:a></text:p>
          </table:table-cell>
          <table:table-cell table:style-name="ce14" office:value-type="string" calcext:value-type="string">
            <text:p>PASS/FAIL</text:p>
          </table:table-cell>
          <table:table-cell table:number-columns-repeated="1017"/>
        </table:table-row>
        <table:table-row table:style-name="ro2">
          <table:table-cell table:style-name="ce14" office:value-type="string" calcext:value-type="string">
            <text:p>TCS05</text:p>
          </table:table-cell>
          <table:table-cell table:style-name="ce11" office:value-type="string" calcext:value-type="string">
            <text:p>Verify Error Handling By Typing special characters </text:p>
          </table:table-cell>
          <table:table-cell table:style-name="ce6" office:value-type="string" calcext:value-type="string">
            <text:p><text:a xlink:href="https://www.vitabiotics.com/" xlink:type="simple">1. open browser and navigate to "https://www.vitabiotics.com/"                                    2. Identify Designated area for Search Bar                                                                                                                                   3. Type on search field                                                                                                                                                      4. User type as !"£$$$%%%                           5. Web page shows the appropriate error Message                                      </text:a></text:p>
          </table:table-cell>
          <table:table-cell/>
          <table:table-cell table:style-name="ce6" office:value-type="string" calcext:value-type="string">
            <text:p><text:a xlink:href="https://www.vitabiotics.com/" xlink:type="simple">1.  Opens the  browser and navigated to "https://www.vitabiotics.com/".                                    2. Identify Designated area for Search Bar .                                                                                                                                  3.Allows the Users into type on search field.                                                                                                                                                                  4. User  type as !"£$$$%%%  .                                                                                    5. Web page shown  the appropriate error Message.                                      </text:a></text:p>
          </table:table-cell>
          <table:table-cell table:style-name="ce6" office:value-type="string" calcext:value-type="string">
            <text:p><text:a xlink:href="https://www.vitabiotics.com/" xlink:type="simple">1. Succesfully Opened the  browser and navigated to "https://www.vitabiotics.com/".                                   2. Successfully Identified Designated area for Search Bar.                                                                                                                                   3.Allowed the Users into type on search field.                                                                                                                                                                 4. User successfully  typed as !"£$$$%%% .                                                                                      5. Web page successfully shown  the appropriate error. Message.                                      </text:a></text:p>
          </table:table-cell>
          <table:table-cell table:style-name="ce16" office:value-type="string" calcext:value-type="string">
            <text:p>PASS/PASS</text:p>
          </table:table-cell>
          <table:table-cell table:number-columns-repeated="1017"/>
        </table:table-row>
        <table:table-row table:style-name="ro2">
          <table:table-cell table:style-name="ce14" office:value-type="string" calcext:value-type="string">
            <text:p>TCS06</text:p>
          </table:table-cell>
          <table:table-cell table:style-name="ce11" office:value-type="string" calcext:value-type="string">
            <text:p>Verfiy the Page results with related to Search Query</text:p>
          </table:table-cell>
          <table:table-cell table:style-name="ce6" office:value-type="string" calcext:value-type="string">
            <text:p><text:a xlink:href="https://www.vitabiotics.com/" xlink:type="simple">1. open browser and navigate to "https://www.vitabiotics.com/" .                                   2. Identify Designated area for Search Bar .                                                                                                                                  3 Users  type on search field .                                                                                                                                                   4. User type as Vitamin D.                                        5. Web page Fetch the appropriate Vitamin D pages at down to last .                                          6.  Users to click on that fetched results.                                        7.Verfiy all the functionalities as works as expected.</text:a></text:p>
          </table:table-cell>
          <table:table-cell/>
          <table:table-cell table:style-name="ce6" office:value-type="string" calcext:value-type="string">
            <text:p><text:a xlink:href="https://www.vitabiotics.com/" xlink:type="simple">1. Open browser and navigate to "https://www.vitabiotics.com/".                                    2. Identify Designated area for Search Bar.                                                                                                                                   3.WebPage allows the users type on search Field                                                                                                                                                   4. User type as Vitamin D.                                        5. Web page expected to  Fetch the appropriate Vitamin D pages at down to last.                                                                   6.  Webpage should allow the users to click on that fetched results.                                        7.Verfiy all the functionalities as works as expected.</text:a></text:p>
          </table:table-cell>
          <table:table-cell table:style-name="ce6" office:value-type="string" calcext:value-type="string">
            <text:p><text:a xlink:href="https://www.vitabiotics.com/" xlink:type="simple">1. Open browser and navigate to "https://www.vitabiotics.com/"                                    2. Identify Designated area for Search Bar.                                                                                                                                   3.WebPage successfully allowed the users type on search Field.                                                                                                                                                   4. User type as Vitamin D.                                       5.Web page Successfully Fetch the appropriate Vitamin D pages at down to last.                                                                   6.  Webpage successfully allow the users to click on that fetched results.                                        7.Verfiy all the functionalities as works as expected.</text:a></text:p>
          </table:table-cell>
          <table:table-cell table:style-name="ce14" office:value-type="string" calcext:value-type="string">
            <text:p>Pass</text:p>
          </table:table-cell>
          <table:table-cell table:number-columns-repeated="1017"/>
        </table:table-row>
        <table:table-row table:style-name="ro2">
          <table:table-cell table:style-name="ce14" office:value-type="string" calcext:value-type="string">
            <text:p>TCS07</text:p>
          </table:table-cell>
          <table:table-cell table:style-name="ce11" office:value-type="string" calcext:value-type="string">
            <text:p>Verfiy the More link Functionality and Arrow Icon</text:p>
          </table:table-cell>
          <table:table-cell table:style-name="ce6" office:value-type="string" calcext:value-type="string">
            <text:p><text:a xlink:href="https://www.vitabiotics.com/" xlink:type="simple">1. Open browser and navigate to "https://www.vitabiotics.com/".                                    2. Identify Designated area for Search Bar.                                                                                                                                   3. Userstype on search filed.                                                                                                                                                      4. User type as Vitamin D.                                  5.User Click on the  either 'MORE' or (--&gt;) icon to navigate the next page                             6)Verify the Users landed On appropriate page based on search text</text:a></text:p>
          </table:table-cell>
          <table:table-cell/>
          <table:table-cell table:style-name="ce6" office:value-type="string" calcext:value-type="string">
            <text:p><text:a xlink:href="https://www.vitabiotics.com/" xlink:type="simple">1. Open browser and navigate to "https://www.vitabiotics.com/".                                    2. Identify Designated area for Search Bar.                                                                                                                                   3. Webpage allows the Userstype on search filed.                                                                                                                                                      4. User type as Vitamin D.                                  5.User Click on the  either 'MORE' or (--&gt;) icon to navigate the next page                             6)Verify the Users landed On appropriate page based on search text</text:a></text:p>
          </table:table-cell>
          <table:table-cell table:style-name="ce6" office:value-type="string" calcext:value-type="string">
            <text:p><text:a xlink:href="https://www.vitabiotics.com/" xlink:type="simple">1. Successfully opened browser and navigate to "https://www.vitabiotics.com/".                                    2. Identify Designated area for Search Bar.                                                                                                                                   3. Webpage Successfully  allowed the Users type on search filed.                                                                                                                                                      4. User Successfully typed as Vitamin D.                                  5.User Successfully Clicked on the  either 'MORE' or (--&gt;) icon to navigate the next page                             6) Successfully Verified that Users landed On appropriate page based on search text.</text:a></text:p>
          </table:table-cell>
          <table:table-cell table:style-name="ce14" office:value-type="string" calcext:value-type="string">
            <text:p>Pass</text:p>
          </table:table-cell>
          <table:table-cell table:number-columns-repeated="1017"/>
        </table:table-row>
        <table:table-row table:style-name="ro2">
          <table:table-cell table:style-name="ce14" office:value-type="string" calcext:value-type="string">
            <text:p>TCS07</text:p>
          </table:table-cell>
          <table:table-cell table:style-name="ce11" office:value-type="string" calcext:value-type="string">
            <text:p>Verfiy the View All Items Functionality</text:p>
          </table:table-cell>
          <table:table-cell table:style-name="ce6" office:value-type="string" calcext:value-type="string">
            <text:p><text:a xlink:href="https://www.vitabiotics.com/" xlink:type="simple">1. Open browser and navigate to "https://www.vitabiotics.com/".                                    2. Identify Designated area for Search Bar.                                                                                                                                   3. Userstype on search filed.                                                                                                                                                      4. User type as "Kids".                                  5.User  click on the View All items Link                            6)Verify the Users landed On appropriate page based on Search Text </text:a></text:p>
          </table:table-cell>
          <table:table-cell/>
          <table:table-cell table:style-name="ce6" office:value-type="string" calcext:value-type="string">
            <text:p><text:a xlink:href="https://www.vitabiotics.com/" xlink:type="simple">1. Open browser and navigate to "https://www.vitabiotics.com/".                                    2. Identify expected Designated area for Search Bar.                                                                                                                                   3. Userstype on search field.                                                                                                                                                      4. User type as "Kids".                                  5.User  click on the View All items Link                            6)Verify the Users landed On appropriate page based on Search Text as Kids by comparing Page title</text:a></text:p>
          </table:table-cell>
          <table:table-cell table:style-name="ce6" office:value-type="string" calcext:value-type="string">
            <text:p><text:a xlink:href="https://www.vitabiotics.com/" xlink:type="simple">1. Open browser and navigate to "https://www.vitabiotics.com/".                                    2. Identify successfully Designated area for Search Bar.                                                                                                                                   3. Users Successfully typed on search field.                                                                                                                                                      4. User type as "Kids".                                  5.User Successfully  click on the View All items Link                            6) Successfully Verified Users landed On appropriate page based on Search Text as Kids by comparing Page title, Pageitem NOs.</text:a></text:p>
          </table:table-cell>
          <table:table-cell table:style-name="ce14" office:value-type="string" calcext:value-type="string">
            <text:p>Pass</text:p>
          </table:table-cell>
          <table:table-cell table:number-columns-repeated="1017"/>
        </table:table-row>
        <table:table-row table:style-name="ro2">
          <table:table-cell table:style-name="ce14" office:value-type="string" calcext:value-type="string">
            <text:p>TCS08</text:p>
          </table:table-cell>
          <table:table-cell table:style-name="ce14" office:value-type="string" calcext:value-type="string">
            <text:p>Verify the Inner <text:s/>scroll Bar</text:p>
          </table:table-cell>
          <table:table-cell table:style-name="ce6" office:value-type="string" calcext:value-type="string">
            <text:p><text:a xlink:href="https://www.vitabiotics.com/" xlink:type="simple">1. Open browser and navigate to "https://www.vitabiotics.com/"                                    2. Identify Designated area for Search Bar.                                                                                                                                   3.Allows the Users into type on search filed.                                                                                                                                                      4. User type as Vitamin D.                               5.Web page fetch the Approprite results               6.Verify the Inner Column Scroll Bar Functinality By scrolling Up and Down            7. It allows the Users into Operate the Scroll option to view the fetched Resuls</text:a></text:p>
          </table:table-cell>
          <table:table-cell/>
          <table:table-cell table:style-name="ce6" office:value-type="string" calcext:value-type="string">
            <text:p><text:a xlink:href="https://www.vitabiotics.com/" xlink:type="simple">1. Open browser and navigate to "https://www.vitabiotics.com/".                                    2. Identify Designated area for Search Bar.                                                                                                                                   3.Allows the Users into type on search filed.                                                                                                                                                      4. User type as Vitamin D.                               5. Web page fetch the Approprite results               6.Verify the Inner Column Scroll Bar Functinality By scrolling Up and Down            7. It allows the Users into Operate the Scroll option to view the fetched Resuls</text:a></text:p>
          </table:table-cell>
          <table:table-cell table:style-name="ce6" office:value-type="string" calcext:value-type="string">
            <text:p><text:a xlink:href="https://www.vitabiotics.com/" xlink:type="simple">1. Opened browser and navigate to "https://www.vitabiotics.com/"                                    2. Identify Designated area for Search Bar.                                                                                                                                   3.Successfully Allowed the Users into type on search filed.                                                                                                                                                      4. User type as Vitamin D.                               5. Successfully Web page fetch the Approprite results               6.Verify the Inner Column Scroll Bar Functinality By scrolling Up and Down.                                                  7. It allowed the Users into Operate the Scroll option to view the fetched Resuls</text:a></text:p>
          </table:table-cell>
          <table:table-cell table:style-name="ce14" office:value-type="string" calcext:value-type="string">
            <text:p>Pass</text:p>
          </table:table-cell>
          <table:table-cell table:number-columns-repeated="1017"/>
        </table:table-row>
        <table:table-row table:style-name="ro1" table:number-rows-repeated="1048565">
          <table:table-cell table:number-columns-repeated="1024"/>
        </table:table-row>
        <table:table-row table:style-name="ro1">
          <table:table-cell table:number-columns-repeated="1024"/>
        </table:table-row>
      </table:table>
      <table:table table:name="AddProdcuts" table:style-name="ta6">
        <table:table-column table:style-name="co3" table:default-cell-style-name="Default"/>
        <table:table-column table:style-name="co12" table:default-cell-style-name="Default"/>
        <table:table-column table:style-name="co21" table:default-cell-style-name="Default"/>
        <table:table-column table:style-name="co3"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3" table:number-columns-repeated="1016" table:default-cell-style-name="Default"/>
        <table:table-row table:style-name="ro2">
          <table:table-cell table:style-name="ce2" office:value-type="string" calcext:value-type="string">
            <text:p>Test Case ID</text:p>
          </table:table-cell>
          <table:table-cell table:style-name="ce2" office:value-type="string" calcext:value-type="string">
            <text:p>Test Case Description</text:p>
          </table:table-cell>
          <table:table-cell table:style-name="ce2" office:value-type="string" calcext:value-type="string">
            <text:p>Test Steps</text:p>
          </table:table-cell>
          <table:table-cell table:style-name="ce10" office:value-type="string" calcext:value-type="string">
            <text:p>Test Data</text:p>
          </table:table-cell>
          <table:table-cell table:style-name="ce2" office:value-type="string" calcext:value-type="string">
            <text:p>Expected Result</text:p>
          </table:table-cell>
          <table:table-cell table:style-name="ce2" office:value-type="string" calcext:value-type="string">
            <text:p>Actual Result</text:p>
          </table:table-cell>
          <table:table-cell table:style-name="ce13" office:value-type="string" calcext:value-type="string">
            <text:p>Pass/Fail</text:p>
          </table:table-cell>
          <table:table-cell table:style-name="ce13" office:value-type="string" calcext:value-type="string">
            <text:p>Defect#</text:p>
          </table:table-cell>
          <table:table-cell table:style-name="ce15" table:number-columns-repeated="19"/>
          <table:table-cell table:number-columns-repeated="997"/>
        </table:table-row>
        <table:table-row table:style-name="ro2">
          <table:table-cell table:style-name="ce14" office:value-type="string" calcext:value-type="string">
            <text:p>TCS01</text:p>
          </table:table-cell>
          <table:table-cell table:style-name="ce11" office:value-type="string" calcext:value-type="string">
            <text:p>Verify Add product Functionality Through Search Method</text:p>
          </table:table-cell>
          <table:table-cell table:style-name="ce6" office:value-type="string" calcext:value-type="string">
            <text:p><text:a xlink:href="https://www.vitabiotics.com/" xlink:type="simple">1. open browser and navigate to "https://www.vitabiotics.com/".                                    2. Identify Designated area for Search bar.                                                                                                                                   3. Users type on Vitamin C As a search Text .                                                                                                                                                      4. Results are Based Vitamins C nad click On desired products.                                                                   5. Users click on and It navigates the user to Product page                                                6. User to click on Add product Button which is enabled on Middle on Product Image.                                  7.After click Operation, It shows and  allows View cart Options on same area .                                                    8.After all done , It navigates into the cart page where the user can see list of added products.</text:a></text:p>
          </table:table-cell>
          <table:table-cell/>
          <table:table-cell table:style-name="ce6" office:value-type="string" calcext:value-type="string">
            <text:p><text:a xlink:href="https://www.vitabiotics.com/" xlink:type="simple">1. Open browser and navigate to "https://www.vitabiotics.com/"                                    2. Identify Designated area for Search bar                                                                                                                                   3. Webpage allow the users type on Vitamin C As a search Text                                                                                                                                                       4. It fetch the all Vitamins C based Results and Users Click on desired products                                                                   5. Webpage allows the Users click on and It navigates the user to Product page                                                       6. User to click on Add product Button which is enabled on Middle on Product Image                                  7.After click Operation, It shows and  allows View cart Options on same area                                                     8.After all done , It navigates into the cart page where the user can see list of added products</text:a></text:p>
          </table:table-cell>
          <table:table-cell table:style-name="ce6" office:value-type="string" calcext:value-type="string">
            <text:p><text:a xlink:href="https://www.vitabiotics.com/" xlink:type="simple">1. opened browser and navigated to "https://www.vitabiotics.com/"                                    2. Identify Designated area for Search bar                                                                                                                                   3. Webpage  successfully allow the users type on Vitamin C As a search Text                                                                                                                                                       4. Successfully fetched the all Vitamins C based Results and Users Click on desired products                                                                   5. Webpage successfully allows the Users click on and It navigated the user to Product page                                                       6. User to clicked on Add product Button which is enabled on Middle on Product Image                                  7.After click Operation, It successfully shown and  allowed View cart Options on same area                                                     8.After all done , It navigated succesfully into the cart page where the user can see list of added products</text:a></text:p>
          </table:table-cell>
          <table:table-cell table:style-name="ce14" office:value-type="string" calcext:value-type="string">
            <text:p>Pass</text:p>
          </table:table-cell>
          <table:table-cell table:number-columns-repeated="1017"/>
        </table:table-row>
        <table:table-row table:style-name="ro2">
          <table:table-cell table:style-name="ce14" office:value-type="string" calcext:value-type="string">
            <text:p>TCS02</text:p>
          </table:table-cell>
          <table:table-cell table:style-name="ce11" office:value-type="string" calcext:value-type="string">
            <text:p>Verify Add Product Functionality Through Gender and age Based shopping Category</text:p>
          </table:table-cell>
          <table:table-cell table:style-name="ce6" office:value-type="string" calcext:value-type="string">
            <text:p><text:a xlink:href="https://www.vitabiotics.com/" xlink:type="simple">1. Open browser and navigate to "https://www.vitabiotics.com/"                                    2.   User on  'Shop Men' and it navigates to Men collection  Page.                                                                                                                                3.  Pulls off all the products based all Men Category.                                                                                                                                                     4. Users to click on any desired product                                            5.It navigates to specific product page , Price, Add to cart Option                                          6. User to click on add to cart                                  7.After clicked add to cart a  side POP up will appear where user can see list of all added products</text:a></text:p>
          </table:table-cell>
          <table:table-cell/>
          <table:table-cell table:style-name="ce6" office:value-type="string" calcext:value-type="string">
            <text:p><text:a xlink:href="https://www.vitabiotics.com/" xlink:type="simple">1. open browser and navigate to "https://www.vitabiotics.com/".                                  2.   Webpage allows users in 'Shop Men' and it navigates to Men collection product Page.                                                                                                                               3. Webpage pulls all the products based all Men Category.                                                                                                                                                     4. Webpage allows the users to click on any desired product.                           5.After clicked, It navigates to specific product page where user can see Product description, Price, Add to cart Option.                                          6.Webpage allows the user to click on add to cart.                                 7.Verify to add to cart functionality, after clicked add to cart a  side POP up will appear where user can see list of all added products.</text:a></text:p>
          </table:table-cell>
          <table:table-cell table:style-name="ce6" office:value-type="string" calcext:value-type="string">
            <text:p><text:a xlink:href="https://www.vitabiotics.com/" xlink:type="simple">1. opened browser and navigated to "https://www.vitabiotics.com/"                                    2.   Webpage Successfully  allowed users in 'Shop Men' and it navigated to Men. collection product Page.                                                                                                                                3. Webpage pulled off  successfully all the products based all Men. Category                                                                                                                                                     4. Webpage allows the users to click on any desired product.                           5.After clicked, It Successfully navigated to specific product page where user can see Product description, Price, Add to cart Option                                          6.Webpage allowed the user to click on add to cart.                                  7.Verify to add to cart functionality, after clicked add to cart a  side POP up have appeared where user can see list of all added products.</text:a></text:p>
          </table:table-cell>
          <table:table-cell table:style-name="ce14" office:value-type="string" calcext:value-type="string">
            <text:p>Pass</text:p>
          </table:table-cell>
          <table:table-cell table:number-columns-repeated="1017"/>
        </table:table-row>
        <table:table-row table:style-name="ro2">
          <table:table-cell table:style-name="ce14" office:value-type="string" calcext:value-type="string">
            <text:p>TCS03</text:p>
          </table:table-cell>
          <table:table-cell table:style-name="ce11" office:value-type="string" calcext:value-type="string">
            <text:p>Verify Add Product Functionality Through Gender and age Based shopping Category</text:p>
          </table:table-cell>
          <table:table-cell table:style-name="ce11" office:value-type="string" calcext:value-type="string">
            <text:p>1. open browser and navigate to "https://www.vitabiotics.com/" <text:s text:c="35"/>2. users on 'Shop Women' and it navigates to Women collection <text:s/>Page <text:s text:c="127"/>3. pulls <text:s/>products based all 'Women' Category <text:s text:c="148"/>4. <text:s/>users <text:s/>click on any desired product <text:s text:c="43"/>5.After clicked, It navigates to specific product page where user can see Product description, Price, Add to cart Option <text:s text:c="41"/>6.Webpage allows the user to click on add to cart <text:s text:c="45"/>7.Verify to add to cart functionality, after clicked add to cart a <text:s/>side POP up will appear where user can see list of all added products</text:p>
          </table:table-cell>
          <table:table-cell/>
          <table:table-cell table:style-name="ce11" office:value-type="string" calcext:value-type="string">
            <text:p>1. Open browser and navigate to "https://www.vitabiotics.com/". <text:s text:c="35"/>2. <text:s text:c="2"/>Webpage allows users in 'Shop Women' and it navigates to Women collection product Page. <text:s text:c="127"/>3. Weppage pulls all the products based all 'Women' Category. <text:s text:c="148"/>4. Webpage allows the users to click on any desired product <text:s text:c="11"/>5.After clicked, It navigates to specific product page where user can see Product description, Price, Add to cart Option. <text:s text:c="41"/>6.Webpage allows the user to click on add to cart. <text:s text:c="45"/>7.Verify to add to cart functionality, after clicked add to cart a <text:s/>side POP up will appear where user can see list of all added products.</text:p>
          </table:table-cell>
          <table:table-cell table:style-name="ce11" office:value-type="string" calcext:value-type="string">
            <text:p>1. Opened browser Successfully and navigated to "https://www.vitabiotics.com/" <text:s text:c="35"/>2. <text:s text:c="2"/>Webpage allowed users in 'Shop Women' and it navigates to Women collection product Page <text:s text:c="127"/>3. Weppage pulled all the products based all 'Women' Category <text:s text:c="148"/>4. Webpage allowed the users to click on any desired product <text:s text:c="11"/>5.After clicked, It navigated to specific product page where user can see Product description, Price, Add to cart Option <text:s text:c="41"/>6.Webpage allowed the user to click on add to cart <text:s text:c="45"/>7.Verify to add to cart functionality, after clicked add to cart a <text:s/>side POP up will appear where user can see list of all added products</text:p>
          </table:table-cell>
          <table:table-cell table:number-columns-repeated="1018"/>
        </table:table-row>
        <table:table-row table:style-name="ro2">
          <table:table-cell table:style-name="ce14" office:value-type="string" calcext:value-type="string">
            <text:p>TCS04</text:p>
          </table:table-cell>
          <table:table-cell table:style-name="ce11" office:value-type="string" calcext:value-type="string">
            <text:p>Verify Add Product Functionality Through Gender and age Based shopping Category</text:p>
          </table:table-cell>
          <table:table-cell table:style-name="ce11" office:value-type="string" calcext:value-type="string">
            <text:p>1. open browser and navigate to "https://www.vitabiotics.com/" <text:s text:c="35"/>2. <text:s text:c="2"/>User on 'Shop KIDS' and it navigates to Women collection product Page <text:s text:c="127"/>3.Click on all 'KIDS' Category <text:s text:c="148"/>4. users to click on any desired product <text:s text:c="47"/>5.After clicked, <text:s/>where user can see Product description, Price, Add to cart Option <text:s text:c="41"/>6.User to click on add to cart <text:s text:c="45"/>7.Verify add to cart functionality, after clicked add to cart a <text:s/>side POP up will appear where user can see list of all added products</text:p>
          </table:table-cell>
          <table:table-cell/>
          <table:table-cell table:style-name="ce11" office:value-type="string" calcext:value-type="string">
            <text:p>1. open browser and navigate to https://www.vitabiotics.com/" <text:s text:c="32"/>2. <text:s text:c="2"/>Webpage allows users in 'Shop KIDS' and it navigates to Women collection product Page. <text:s text:c="127"/>3. Weppage pulls all the products based all 'KIDS' Category . <text:s text:c="147"/>4. Webpage allows the users to click on any desired product. <text:s text:c="21"/>5.After clicked, It navigates to specific product page where user can see Product description, Price, Add to cart Option. <text:s text:c="41"/>6.Webpage allows the user to click on add to cart . <text:s text:c="44"/>7.Verify add to cart functionality, after clicked add to cart a <text:s/>side POP up will appear where user can see list of all added products.</text:p>
          </table:table-cell>
          <table:table-cell table:style-name="ce11" office:value-type="string" calcext:value-type="string">
            <text:p>1. Successfully Opened browser and navigated to "https://www.vitabiotics.com/". <text:s text:c="35"/>2. <text:s text:c="2"/>Webpage allowed users in 'Shop Women' and it navigates to Women collection product Page. <text:s text:c="127"/>3. Weppage pulled off all the products based all 'KIDS'. Category <text:s text:c="148"/>4. Webpage allows the users to click on any desired product. <text:s text:c="21"/>5.After clicked, It navigated sucessfully to specific product page where user can see Product description, Price, Add to cart Option <text:s text:c="41"/>6.Webpage allowed sucessfully the user to click on add to cart . <text:s text:c="44"/>7.Verified <text:s/>add to cart functionality, after clicked add to cart a <text:s/>side POP up have <text:s/>appeared where user saw list of all added products.</text:p>
          </table:table-cell>
          <table:table-cell table:style-name="ce14" office:value-type="string" calcext:value-type="string">
            <text:p>Pass</text:p>
          </table:table-cell>
          <table:table-cell table:number-columns-repeated="1017"/>
        </table:table-row>
        <table:table-row table:style-name="ro2">
          <table:table-cell table:style-name="ce14" office:value-type="string" calcext:value-type="string">
            <text:p>TCS05</text:p>
          </table:table-cell>
          <table:table-cell table:style-name="ce11" office:value-type="string" calcext:value-type="string">
            <text:p>Verify Add to cart Functionality Through Brand Category</text:p>
          </table:table-cell>
          <table:table-cell table:style-name="ce6" office:value-type="string" calcext:value-type="string">
            <text:p><text:a xlink:href="https://www.vitabiotics.com/" xlink:type="simple">1. Open browser and navigate to "https://www.vitabiotics.com/" .                                   2. Identify Designated area for Shop By Brand.                                                                                                                                   3. Users  click on Any Brand That shown on that brand.                                                                                                                                                     4.it navigates users to Appropriate Brand Collection page.                           5.Products will Appear based on Clicked Brand.                                 6. Users to click on BUY NOW Button,.                                                     7, a side pop-up will appear and it show added products on user cart.</text:a></text:p>
          </table:table-cell>
          <table:table-cell/>
          <table:table-cell table:style-name="ce6" office:value-type="string" calcext:value-type="string">
            <text:p><text:a xlink:href="https://www.vitabiotics.com/" xlink:type="simple">1. open browser and navigate to "https://www.vitabiotics.com/" .                                   2. Identify Designated area for Shop By Brand.                                                                                                                                   3.Allows the Users to click on Any Brand That shown on that brand.                                                                                                                                                    4. After clicked On desired Brand , it navigates users to Appropriate Brand Collection page.                           5.Verify landed correctly by , Products Appear based on Clicked Brand.                                 6.Allow the users to click on BUY NOW Button ,which is Right Below tthe product Description .                   7.After clciked Buy Now , a side pop-up will appear and it show added products on user cart.</text:a></text:p>
          </table:table-cell>
          <table:table-cell table:style-name="ce6" office:value-type="string" calcext:value-type="string">
            <text:p><text:a xlink:href="https://www.vitabiotics.com/" xlink:type="simple">1. Opened browser and navigate to "https://www.vitabiotics.com/" .                                   2. Successfully Identify Designated area for Shop By Brand.                                                                                                                                   3.Allowed the Users to click on Any Brand That shown on that brand                                                                                                                                                     4. After clicked On desired Brand , it navigates users to Appropriate Brand Collection page.                           5.Verify Successfully landed correctly by , Products Appear based on Clicked Brand.                                 6.Allowed the users successfully to click on BUY NOW Button ,which is Right Below tthe product Description .                   7.After clciked Buy Now , a side pop-up appeared and it show added products on user cart.</text:a></text:p>
          </table:table-cell>
          <table:table-cell table:style-name="ce14" office:value-type="string" calcext:value-type="string">
            <text:p>Pass</text:p>
          </table:table-cell>
          <table:table-cell table:number-columns-repeated="1017"/>
        </table:table-row>
        <table:table-row table:style-name="ro2">
          <table:table-cell table:style-name="ce16" office:value-type="string" calcext:value-type="string">
            <text:p>TCS06</text:p>
          </table:table-cell>
          <table:table-cell table:style-name="ce11" office:value-type="string" calcext:value-type="string">
            <text:p>Verfiy Add to cart functionality By best sellers products Category</text:p>
          </table:table-cell>
          <table:table-cell table:style-name="ce6" office:value-type="string" calcext:value-type="string">
            <text:p><text:a xlink:href="https://www.vitabiotics.com/" xlink:type="simple">1. Open browser and navigate to "https://www.vitabiotics.com/"                                    2. Identify Designated area for Best seller Products category .                                                                                                                                 3.Click on desired product.                                                                                                                                       5.User  on appropriate Products page which shows description and price , Add to cart                                     6. Users to click on  Add to cart.                                        7.After clicked , A side popup will appear and it shows added product.</text:a></text:p>
          </table:table-cell>
          <table:table-cell/>
          <table:table-cell table:style-name="ce6" office:value-type="string" calcext:value-type="string">
            <text:p><text:a xlink:href="https://www.vitabiotics.com/" xlink:type="simple">1. Open browser and navigate to "https://www.vitabiotics.com/"                                    2. Identify Designated area for Best seller Products category.                                                                                                                                  3.Allows the Users into click on desired product.                                                                                                                                       5. Web page Navigates correctly to Appropriate Products page which shows. description and price , Add to cart .                                    6.Webpage allows the users to click on  Add to cart.                                        7.After clicked , A side popup will appear and it shows added product.</text:a></text:p>
          </table:table-cell>
          <table:table-cell table:style-name="ce6" office:value-type="string" calcext:value-type="string">
            <text:p><text:a xlink:href="https://www.vitabiotics.com/" xlink:type="simple">1. opened browser  sucessfully and navigate to "https://www.vitabiotics.com/"                                    2. Identify Designated area for Best seller Products category.                                                                                                                                  3.Sucessfully Allowed the Users into click on desired product.                                                                                                                                       5. Web page Navigated correctly to Appropriate Products page which shown. description and price , Add to cart .                                    6.Webpage allowed the users to click on  Add to cart.                                        7.After clicked , A side popup  appearrd and it shown added product.</text:a></text:p>
          </table:table-cell>
          <table:table-cell table:style-name="ce14" office:value-type="string" calcext:value-type="string">
            <text:p>Pass</text:p>
          </table:table-cell>
          <table:table-cell table:number-columns-repeated="1017"/>
        </table:table-row>
        <table:table-row table:style-name="ro2">
          <table:table-cell table:style-name="ce16" office:value-type="string" calcext:value-type="string">
            <text:p>TCS07</text:p>
          </table:table-cell>
          <table:table-cell table:style-name="ce11" office:value-type="string" calcext:value-type="string">
            <text:p>Verify Add to cart Functionality from ALL products category</text:p>
          </table:table-cell>
          <table:table-cell table:style-name="ce6" office:value-type="string" calcext:value-type="string">
            <text:p><text:a xlink:href="https://www.vitabiotics.com/" xlink:type="simple">1. Open browser and navigate to "https://www.vitabiotics.com/." .                                   2. Find and identify the All products.                                                                                                                               3.Click on desired product.                                                                                                                                       5.User on Products page which shows description and price , Add to cart.                                     6. Users click on  Add to cart .                                       7.After clicked , A side popup will appear and it shows added product.</text:a></text:p>
          </table:table-cell>
          <table:table-cell/>
          <table:table-cell table:style-name="ce6" office:value-type="string" calcext:value-type="string">
            <text:p><text:a xlink:href="https://www.vitabiotics.com/" xlink:type="simple">1. open browser and navigate to "https://www.vitabiotics.com/" .                                   2. Find and identify the All products .                                                                                                                              3.Allows the Users into click on desired product                                                                                                                                       5. Web page Navigates correctly to Appropriate Products page which shows description and price , Add to cart.                                     6.Webpage allows the users to click on  Add to cart.                                        7.After clicked , A side popup will appear and it shows added product.</text:a></text:p>
          </table:table-cell>
          <table:table-cell table:style-name="ce6" office:value-type="string" calcext:value-type="string">
            <text:p><text:a xlink:href="https://www.vitabiotics.com/" xlink:type="simple">1. Successfully Opened  browser and navigate to "https://www.vitabiotics.com/" .                                   2. Found and identified the All products .                                                                                                                              3.Allowed the Users into click on desired product                                                                                                                                       5.Web page Navigated correctly to Appropriate Products page which shows description and price , Add to cart.                                     6.Webpage allowed the users to click on  Add to cart.                                        7.After clicked , A side popup appeared and it shows added product.</text:a></text:p>
          </table:table-cell>
          <table:table-cell table:style-name="ce14" office:value-type="string" calcext:value-type="string">
            <text:p>Pass</text:p>
          </table:table-cell>
          <table:table-cell table:number-columns-repeated="1017"/>
        </table:table-row>
        <table:table-row table:style-name="ro2">
          <table:table-cell table:style-name="ce16"/>
          <table:table-cell table:style-name="ce14"/>
          <table:table-cell table:style-name="ce11"/>
          <table:table-cell table:number-columns-repeated="1021"/>
        </table:table-row>
        <table:table-row table:style-name="ro1" table:number-rows-repeated="1048566">
          <table:table-cell table:number-columns-repeated="1024"/>
        </table:table-row>
        <table:table-row table:style-name="ro1">
          <table:table-cell table:number-columns-repeated="1024"/>
        </table:table-row>
      </table:table>
      <table:table table:name="Basket" table:style-name="ta7">
        <table:table-column table:style-name="co26" table:default-cell-style-name="Default"/>
        <table:table-column table:style-name="co27" table:default-cell-style-name="Default"/>
        <table:table-column table:style-name="co28" table:default-cell-style-name="Default"/>
        <table:table-column table:style-name="co3" table:default-cell-style-name="Default"/>
        <table:table-column table:style-name="co29" table:default-cell-style-name="Default"/>
        <table:table-column table:style-name="co30" table:default-cell-style-name="Default"/>
        <table:table-column table:style-name="co3" table:number-columns-repeated="1018" table:default-cell-style-name="Default"/>
        <table:table-row table:style-name="ro2">
          <table:table-cell table:style-name="ce2" office:value-type="string" calcext:value-type="string">
            <text:p>Test Case ID</text:p>
          </table:table-cell>
          <table:table-cell table:style-name="ce2" office:value-type="string" calcext:value-type="string">
            <text:p>Test Case Description</text:p>
          </table:table-cell>
          <table:table-cell table:style-name="ce2" office:value-type="string" calcext:value-type="string">
            <text:p>Test Steps</text:p>
          </table:table-cell>
          <table:table-cell table:style-name="ce10" office:value-type="string" calcext:value-type="string">
            <text:p>Test Data</text:p>
          </table:table-cell>
          <table:table-cell table:style-name="ce2" office:value-type="string" calcext:value-type="string">
            <text:p>Expected Result</text:p>
          </table:table-cell>
          <table:table-cell table:style-name="ce2" office:value-type="string" calcext:value-type="string">
            <text:p>Actual Result</text:p>
          </table:table-cell>
          <table:table-cell table:style-name="ce13" office:value-type="string" calcext:value-type="string">
            <text:p>Pass/Fail</text:p>
          </table:table-cell>
          <table:table-cell table:style-name="ce13" office:value-type="string" calcext:value-type="string">
            <text:p>Defect#</text:p>
          </table:table-cell>
          <table:table-cell table:style-name="ce15" table:number-columns-repeated="19"/>
          <table:table-cell table:number-columns-repeated="997"/>
        </table:table-row>
        <table:table-row table:style-name="ro2">
          <table:table-cell table:style-name="ce14" office:value-type="string" calcext:value-type="string">
            <text:p>TCB01</text:p>
          </table:table-cell>
          <table:table-cell table:style-name="ce14" office:value-type="string" calcext:value-type="string">
            <text:p>Verfiy the Basket Icon</text:p>
          </table:table-cell>
          <table:table-cell table:style-name="ce11" office:value-type="string" calcext:value-type="string">
            <text:p>1. Open browser and navigate to "https://www.vitabiotics.com/". <text:s text:c="16"/>2.Identify Designated area for Basket Icon. <text:s text:c="29"/>3.Basket is completely visible. <text:s text:c="37"/>4.Basket icon is clickable.</text:p>
          </table:table-cell>
          <table:table-cell table:style-name="ce12"/>
          <table:table-cell table:style-name="ce11" office:value-type="string" calcext:value-type="string">
            <text:p>1. Open browser and navigate to "https://www.vitabiotics.com/". <text:s text:c="27"/>2.Identify Designated area for Basket Icon. <text:s text:c="29"/>3.Verfiy that Basket is completely visible. <text:s text:c="37"/>4.Verfiy the Basket icon is clickable.</text:p>
          </table:table-cell>
          <table:table-cell table:style-name="ce12" office:value-type="string" calcext:value-type="string">
            <text:p>1. open browser successfully and navigate to "https://www.vitabiotics.com/". <text:s text:c="27"/>2.Identify Designated area for Basket Icon. <text:s text:c="29"/>3.Verfied <text:s/>that Basket is completely visible. <text:s text:c="37"/>4.Verfied the Basket icon is clickable as well. <text:s text:c="16"/>5.Basket Option is succesfully validated.</text:p>
          </table:table-cell>
          <table:table-cell table:style-name="ce11" office:value-type="string" calcext:value-type="string">
            <text:p>Pass</text:p>
          </table:table-cell>
          <table:table-cell table:style-name="ce12" table:number-columns-repeated="6"/>
          <table:table-cell table:number-columns-repeated="1011"/>
        </table:table-row>
        <table:table-row table:style-name="ro2">
          <table:table-cell table:style-name="ce14" office:value-type="string" calcext:value-type="string">
            <text:p>TCB02</text:p>
          </table:table-cell>
          <table:table-cell table:style-name="ce14" office:value-type="string" calcext:value-type="string">
            <text:p>Verfiy The items in Basket area</text:p>
          </table:table-cell>
          <table:table-cell table:style-name="ce11" office:value-type="string" calcext:value-type="string">
            <text:p>1. Open browser and navigate to "https://www.vitabiotics.com/". <text:s text:c="28"/>2.Click the Basket Icon. <text:s text:c="15"/>3 Pop Up will Appear and verfiy the side Page by header Title as YOUR BASKET. <text:s text:c="20"/>4.User <text:s/>see the list of all added or selected Products should be visible . </text:p>
          </table:table-cell>
          <table:table-cell table:style-name="ce12"/>
          <table:table-cell table:style-name="ce12" office:value-type="string" calcext:value-type="string">
            <text:p>1. Open browser and navigate to "https://www.vitabiotics.com/". <text:s text:c="28"/>2.click the Basket Icon. <text:s text:c="15"/>3.A side pop Up will Appear and verfiy the side Page by header Title as YOUR BASKET. <text:s text:c="20"/>4.User can see the list of all added or selected Products should be visible . </text:p>
          </table:table-cell>
          <table:table-cell table:style-name="ce11" office:value-type="string" calcext:value-type="string">
            <text:p>1. Successfully opened browser and navigate to "https://www.vitabiotics.com/". <text:s text:c="28"/>2.clicked the Basket Icon. <text:s text:c="15"/>3.A side pop Up <text:s/>Appeared as expected and verfied the side Page by header Title as YOUR BASKET. <text:s text:c="32"/>4.User saw the list of all added or selected Products are visible now . </text:p>
          </table:table-cell>
          <table:table-cell table:style-name="ce11" office:value-type="string" calcext:value-type="string">
            <text:p>Pass</text:p>
          </table:table-cell>
          <table:table-cell table:style-name="ce12"/>
          <table:table-cell table:style-name="ce12" office:value-type="string" calcext:value-type="string">
            <text:p><text:s/></text:p>
          </table:table-cell>
          <table:table-cell table:style-name="ce12" table:number-columns-repeated="9"/>
          <table:table-cell table:number-columns-repeated="1006"/>
        </table:table-row>
        <table:table-row table:style-name="ro2">
          <table:table-cell table:style-name="ce14" office:value-type="string" calcext:value-type="string">
            <text:p>TCB03</text:p>
          </table:table-cell>
          <table:table-cell table:style-name="ce14" office:value-type="string" calcext:value-type="string">
            <text:p>Verify the Items details such as price ,Quality and Item Name</text:p>
          </table:table-cell>
          <table:table-cell table:style-name="ce11" office:value-type="string" calcext:value-type="string">
            <text:p>1. Open browser and navigate to "https://www.vitabiotics.com/" <text:s text:c="28"/>2.click the Basket Icon. <text:s text:c="15"/>3.A side pop Up will Appear and side Page by header Title as YOUR BASKET. <text:s text:c="20"/>4.User <text:s/>see the list of all added or selected Products should be visible <text:s text:c="35"/>5.Price that shown In £Range which would be Right side edge. <text:s text:c="26"/>6. Item Name in middle of the page. <text:s text:c="49"/>7. Item Image in left side edge side.</text:p>
          </table:table-cell>
          <table:table-cell/>
          <table:table-cell table:style-name="ce12" office:value-type="string" calcext:value-type="string">
            <text:p>1. Open browser and navigate to "https://www.vitabiotics.com/". <text:s text:c="28"/>2.Click the Basket Icon. <text:s text:c="15"/>3.A side pop Up will Appear and verfiy the side Page by header Title as YOUR BASKET. <text:s text:c="20"/>4.User can see the list of all added or selected Products should be visible. <text:s text:c="20"/>5.Verify the item price that shown In £Range which would be Right side edge. <text:s text:c="26"/>6.Verfiy the item Name in middle of the page. <text:s text:c="40"/>7.Verify the item Image in left side edge side.</text:p>
          </table:table-cell>
          <table:table-cell table:style-name="ce11" office:value-type="string" calcext:value-type="string">
            <text:p>1. Successfully opened browser and navigate to "https://www.vitabiotics.com/" <text:s text:c="28"/>2.Click the Basket Icon. <text:s text:c="15"/>3.A side pop Up <text:s/>Appeared and verfiy the side Page by header Title as YOUR BASKET. <text:s text:c="26"/>4.User <text:s/>saw the list of all added or selected Products should be visible <text:s text:c="33"/>5.Verify the item price that shown In £Range which would be Right side edge. <text:s text:c="26"/>6.Verfied Successfully the item Name in middle of the page. <text:s text:c="40"/>7.Verified successfully the item Image in left side edge side.</text:p>
          </table:table-cell>
          <table:table-cell table:style-name="ce11" office:value-type="string" calcext:value-type="string">
            <text:p>Pass</text:p>
          </table:table-cell>
          <table:table-cell table:number-columns-repeated="1017"/>
        </table:table-row>
        <table:table-row table:style-name="ro2">
          <table:table-cell table:style-name="ce14" office:value-type="string" calcext:value-type="string">
            <text:p>TCB04</text:p>
          </table:table-cell>
          <table:table-cell table:style-name="ce11" office:value-type="string" calcext:value-type="string">
            <text:p>Verify The delete icon on Basket Option</text:p>
          </table:table-cell>
          <table:table-cell table:style-name="ce11" office:value-type="string" calcext:value-type="string">
            <text:p>1. open browser and navigate to "https://www.vitabiotics.com/". <text:s text:c="8"/>2.click the Basket Icon. <text:s text:c="15"/>3.A side pop Up will Appear and can see list of all items. <text:s text:c="26"/>4. Verfiy the delete icon, by clicking it and corresponding product will be deleted</text:p>
          </table:table-cell>
          <table:table-cell/>
          <table:table-cell table:style-name="ce12" office:value-type="string" calcext:value-type="string">
            <text:p>1. open browser successfully and navigate to "https://www.vitabiotics.com/". <text:s text:c="32"/>2.click the Basket Icon. <text:s text:c="24"/>3.A side pop Up <text:s/>Appeared and can see list of all items. <text:s text:c="36"/>4. Verfied the delete icon, by clicking it and corresponding product will be deleted</text:p>
          </table:table-cell>
          <table:table-cell table:style-name="ce11" office:value-type="string" calcext:value-type="string">
            <text:p>1. open browser successfully and navigate to "https://www.vitabiotics.com/". <text:s text:c="34"/>2.clicked the Basket Icon. <text:s text:c="24"/>3.A side pop Up <text:s/>Appeared and can see list of all items. <text:s text:c="36"/>4. Verfied the delete icon, by clicking it and corresponding product will be deleted</text:p>
          </table:table-cell>
          <table:table-cell table:style-name="ce11" office:value-type="string" calcext:value-type="string">
            <text:p>Pass</text:p>
          </table:table-cell>
          <table:table-cell table:number-columns-repeated="1017"/>
        </table:table-row>
        <table:table-row table:style-name="ro2">
          <table:table-cell table:style-name="ce14" office:value-type="string" calcext:value-type="string">
            <text:p>TCB05</text:p>
          </table:table-cell>
          <table:table-cell table:style-name="ce14" office:value-type="string" calcext:value-type="string">
            <text:p>Verify Item Quantity functionality</text:p>
          </table:table-cell>
          <table:table-cell table:style-name="ce11" office:value-type="string" calcext:value-type="string">
            <text:p>1. Open browser and navigate to "https://www.vitabiotics.com/" <text:s text:c="28"/>2.Click the Basket Icon. <text:s text:c="15"/>3.A side pop Up will Appear and can see list of all items. <text:s text:c="50"/>4.Click on Quantity add <text:s/>functionality <text:s text:c="101"/>5. Quantity <text:s/>that reflects in numbers. <text:s text:c="35"/>6.Updating the quantity reflects the corresponding change in the price. <text:s text:c="26"/></text:p>
          </table:table-cell>
          <table:table-cell/>
          <table:table-cell table:style-name="ce12" office:value-type="string" calcext:value-type="string">
            <text:p>1. Open browser and navigate to "https://www.vitabiotics.com/" . <text:s text:c="27"/>2.click the Basket Icon. <text:s text:c="15"/>3.A side pop Up will Appear and can see list of all items. <text:s text:c="50"/>4. Verfiy the Quantity add <text:s/>functionality by clicking by one by one. <text:s text:c="28"/>5.verfiy the Quantity add <text:s/>functionality by clicking by one by one. <text:s text:c="46"/>6.Verfiy the quantity <text:s/>that reflects in numbers. <text:s text:c="21"/>7. Verify item price by <text:s/>Confirm that updating the quantity reflects the corresponding change in the price. <text:s text:c="26"/></text:p>
          </table:table-cell>
          <table:table-cell table:style-name="ce12" office:value-type="string" calcext:value-type="string">
            <text:p>1. open browser successfully and navigate to "https://www.vitabiotics.com/" <text:s text:c="28"/>2.clicked the Basket Icon. <text:s text:c="15"/>3.A side pop Up Appeared successfully and can see list of all items. <text:s text:c="50"/>4. Verfied the Quantity add <text:s/>functionality by cliccked by one by one. <text:s text:c="28"/>5.verfied successfully by Quantity add <text:s/>functionality by clicking by one by one. <text:s text:c="46"/>6.Verfied Successfully the quantity <text:s/>that reflects in numbers. <text:s text:c="39"/>7. Verified Successfully item price by <text:s/>Confirmed that updating the quantity reflects the corresponding change in the price. <text:s text:c="26"/></text:p>
          </table:table-cell>
          <table:table-cell table:style-name="ce11" office:value-type="string" calcext:value-type="string">
            <text:p>Pass</text:p>
          </table:table-cell>
          <table:table-cell table:number-columns-repeated="1017"/>
        </table:table-row>
        <table:table-row table:style-name="ro2">
          <table:table-cell table:style-name="ce14" office:value-type="string" calcext:value-type="string">
            <text:p>TCB06</text:p>
          </table:table-cell>
          <table:table-cell table:style-name="ce14" office:value-type="string" calcext:value-type="string">
            <text:p>Verify Item Total Price </text:p>
          </table:table-cell>
          <table:table-cell table:style-name="ce11" office:value-type="string" calcext:value-type="string">
            <text:p>1. open browser and navigate to "https://www.vitabiotics.com/" <text:s/>. <text:s text:c="26"/>2.click the Basket Icon. <text:s text:c="15"/>3.A side pop Up will Appear and can see list of all items. <text:s text:c="50"/>4.Subtotal item price and Total price on right down to the basket area. <text:s text:c="39"/>5.SubTotal and Total price by adding one more product and those change will reflect in subtotal and total price.</text:p>
          </table:table-cell>
          <table:table-cell table:style-name="ce12"/>
          <table:table-cell table:style-name="ce12" office:value-type="string" calcext:value-type="string">
            <text:p>1. Open browser and navigate to "https://www.vitabiotics.com/". <text:s text:c="28"/>2.click the Basket Icon. <text:s text:c="15"/>3.A side pop Up will Appear and can see list of all items. <text:s text:c="50"/>4.Verify the Subtotal item price and Total price on right down to the basket area. <text:s text:c="39"/>5.Verify the SubTotal and Total price by adding one more product and those change will reflect in subtotal and total price.</text:p>
          </table:table-cell>
          <table:table-cell table:style-name="ce11" office:value-type="string" calcext:value-type="string">
            <text:p>1. Successfully <text:s/>Opened browser and navigate to "https://www.vitabiotics.com/". <text:s text:c="28"/>2.click the Basket Icon. <text:s text:c="15"/>3.A side pop Up will Appear and can see list of all items. <text:s text:c="50"/>4.Verified the Subtotal item price and Total price on right down to the basket area <text:s text:c="39"/>5.Verified Successfully the SubTotal and Total price by adding one more product and those change will reflect in subtotal and total price.</text:p>
          </table:table-cell>
          <table:table-cell table:style-name="ce11" office:value-type="string" calcext:value-type="string">
            <text:p>Pass</text:p>
          </table:table-cell>
          <table:table-cell table:style-name="ce12" table:number-columns-repeated="19"/>
          <table:table-cell table:number-columns-repeated="998"/>
        </table:table-row>
        <table:table-row table:style-name="ro2">
          <table:table-cell table:style-name="ce16" office:value-type="string" calcext:value-type="string">
            <text:p>TCB07</text:p>
          </table:table-cell>
          <table:table-cell table:style-name="ce14" office:value-type="string" calcext:value-type="string">
            <text:p>Verify Item Discount Functionaliy</text:p>
          </table:table-cell>
          <table:table-cell table:style-name="ce11" office:value-type="string" calcext:value-type="string">
            <text:p>1. open browser and navigate to "https://www.vitabiotics.com/" <text:s text:c="28"/>2.click the Basket Icon. <text:s text:c="15"/>3.A side pop Up will Appear and can see list of all items. <text:s text:c="50"/>4. Discount Functionalityvisible name of your are saving Today Headlinetext <text:s text:c="42"/>5. discount amount show appropriate product added <text:s text:c="38"/>6.Webpage should show the How much user have saved in £Price in numbers and in red colour text</text:p>
          </table:table-cell>
          <table:table-cell/>
          <table:table-cell table:style-name="ce12" office:value-type="string" calcext:value-type="string">
            <text:p>1. open browser and navigate to "https://www.vitabiotics.com/" <text:s text:c="28"/>2.click the Basket Icon. <text:s text:c="15"/>3.A side pop Up will Appear and can see list of all items. <text:s text:c="50"/>4.Verify the Discount Functionality in the name of your are saving Today Headlinetext <text:s text:c="15"/>5.Verfiy the appropriate discount should made that corresponds to the appropriate product added <text:s text:c="22"/>6.Webpage should show the How much user have saved in £Price in numbers and in red colour text</text:p>
          </table:table-cell>
          <table:table-cell table:style-name="ce11" office:value-type="string" calcext:value-type="string">
            <text:p>1. Successfully opened browser and navigate to "https://www.vitabiotics.com/" <text:s text:c="28"/>2.clicked the Basket Icon. <text:s text:c="15"/>3.A side pop Up <text:s/>Appeared and can see list of all items. <text:s text:c="50"/>4.Verified the Discount Functionality in the name of your are saving Today Headlinetext <text:s text:c="15"/>5.Verfied the appropriate discount should made that corresponds to the appropriate product added <text:s text:c="22"/>6.Webpage have shown <text:s/>the How much user have saved in £Price in numbers and in red colour text</text:p>
          </table:table-cell>
          <table:table-cell table:number-columns-repeated="1018"/>
        </table:table-row>
        <table:table-row table:style-name="ro2">
          <table:table-cell table:style-name="ce14" office:value-type="string" calcext:value-type="string">
            <text:p>TCB08</text:p>
          </table:table-cell>
          <table:table-cell table:style-name="ce14" office:value-type="string" calcext:value-type="string">
            <text:p>Verify Item Close Functionaliy</text:p>
          </table:table-cell>
          <table:table-cell table:style-name="ce11" office:value-type="string" calcext:value-type="string">
            <text:p>1. open browser and navigate to "https://www.vitabiotics.com/" . <text:s text:c="27"/>2.click the Basket Icon. <text:s text:c="15"/>3.A side pop Up will Appear and can see list of all items <text:s/>. <text:s text:c="10"/>4.User Clicking (x) close icon and it should close. </text:p>
          </table:table-cell>
          <table:table-cell table:style-name="ce11"/>
          <table:table-cell table:style-name="ce11" office:value-type="string" calcext:value-type="string">
            <text:p>1. Open browser and navigate to "https://www.vitabiotics.com/" . <text:s text:c="27"/>2.click the Basket Icon. <text:s text:c="15"/>3.A side pop Up will Appear and can see list of all items <text:s/>. <text:s text:c="10"/>4.User should allow to close the basket area by Clicking (x) close icon and it should close. </text:p>
          </table:table-cell>
          <table:table-cell table:style-name="ce11" office:value-type="string" calcext:value-type="string">
            <text:p>1. Opened browser <text:s/>Successfully and navigate to "https://www.vitabiotics.com/" . <text:s text:c="27"/>2.clicked the Basket Icon. <text:s text:c="15"/>3.A side pop Up <text:s/>Appear successfully and can see list of all items <text:s/>. <text:s text:c="10"/>4.User allowed to close the basket area by Clicking (x) close icon and it should close. </text:p>
          </table:table-cell>
          <table:table-cell table:style-name="ce11" office:value-type="string" calcext:value-type="string">
            <text:p>Pass</text:p>
          </table:table-cell>
          <table:table-cell table:style-name="ce11" table:number-columns-repeated="9"/>
          <table:table-cell table:number-columns-repeated="1008"/>
        </table:table-row>
        <table:table-row table:style-name="ro1" table:number-rows-repeated="1048566">
          <table:table-cell table:number-columns-repeated="1024"/>
        </table:table-row>
        <table:table-row table:style-name="ro1">
          <table:table-cell table:number-columns-repeated="1024"/>
        </table:table-row>
      </table:table>
      <table:table table:name="CheckOut" table:style-name="ta8">
        <table:table-column table:style-name="co31" table:default-cell-style-name="Default"/>
        <table:table-column table:style-name="co32" table:default-cell-style-name="Default"/>
        <table:table-column table:style-name="co33" table:default-cell-style-name="Default"/>
        <table:table-column table:style-name="co3" table:default-cell-style-name="Default"/>
        <table:table-column table:style-name="co30" table:default-cell-style-name="Default"/>
        <table:table-column table:style-name="co34" table:default-cell-style-name="Default"/>
        <table:table-column table:style-name="co35" table:default-cell-style-name="Default"/>
        <table:table-column table:style-name="co3" table:number-columns-repeated="1017" table:default-cell-style-name="Default"/>
        <table:table-row table:style-name="ro2">
          <table:table-cell table:style-name="ce2" office:value-type="string" calcext:value-type="string">
            <text:p>Test Case ID</text:p>
          </table:table-cell>
          <table:table-cell table:style-name="ce2" office:value-type="string" calcext:value-type="string">
            <text:p>Test Case Description</text:p>
          </table:table-cell>
          <table:table-cell table:style-name="ce2" office:value-type="string" calcext:value-type="string">
            <text:p>Test Steps</text:p>
          </table:table-cell>
          <table:table-cell table:style-name="ce10" office:value-type="string" calcext:value-type="string">
            <text:p>Test Data</text:p>
          </table:table-cell>
          <table:table-cell table:style-name="ce2" office:value-type="string" calcext:value-type="string">
            <text:p>Expected Result</text:p>
          </table:table-cell>
          <table:table-cell table:style-name="ce2" office:value-type="string" calcext:value-type="string">
            <text:p>Actual Result</text:p>
          </table:table-cell>
          <table:table-cell table:style-name="ce13" office:value-type="string" calcext:value-type="string">
            <text:p>Pass/Fail</text:p>
          </table:table-cell>
          <table:table-cell table:style-name="ce13" office:value-type="string" calcext:value-type="string">
            <text:p>Defect#</text:p>
          </table:table-cell>
          <table:table-cell table:number-columns-repeated="1016"/>
        </table:table-row>
        <table:table-row table:style-name="ro2">
          <table:table-cell table:style-name="ce14" office:value-type="string" calcext:value-type="string">
            <text:p>TCC01</text:p>
          </table:table-cell>
          <table:table-cell table:style-name="ce11" office:value-type="string" calcext:value-type="string">
            <text:p>Verify the user on checkout page</text:p>
          </table:table-cell>
          <table:table-cell table:style-name="ce7" office:value-type="string" calcext:value-type="string">
            <text:p>1. Open browser and navigate to "https://www.vitabiotics.com/". <text:s text:c="14"/>2.User click on Basket area and click on the checkout button. <text:s text:c="21"/>3.After Clicked, should land checkout page <text:s text:c="15"/>4.Verfiy the checkout page by Page Title And Light Black colour text shows user information page.</text:p>
          </table:table-cell>
          <table:table-cell table:style-name="ce12"/>
          <table:table-cell table:style-name="ce7" office:value-type="string" calcext:value-type="string">
            <text:p>1.Open browser and navigate to "https://www.vitabiotics.com/". <text:s text:c="31"/>2.User click on Basket area and click on the checkout button which down to the basket page. <text:s text:c="24"/>3.After Clicked checkout buttonn and it <text:s/>should land checkout page. <text:s text:c="45"/>4.Verfiy the checkout page by Page Title And Light Black colour text shows user information page.</text:p>
          </table:table-cell>
          <table:table-cell table:style-name="ce7" office:value-type="string" calcext:value-type="string">
            <text:p>1. Succesfully opened browser and navigate to "https://www.vitabiotics.com/". <text:s text:c="31"/>2.Sucessfully landed <text:s/>on Basket area and clicked on the checkout button which down to the basket page. <text:s text:c="41"/>3.After Clicked checkout buttonn and it <text:s/>should land checkout page <text:s text:c="45"/>4.Verfiy the checkout page by Page Title And Light Black colour text shows user information page.</text:p>
          </table:table-cell>
          <table:table-cell table:style-name="ce14" office:value-type="string" calcext:value-type="string">
            <text:p>Pass</text:p>
          </table:table-cell>
          <table:table-cell table:number-columns-repeated="1017"/>
        </table:table-row>
        <table:table-row table:style-name="ro2">
          <table:table-cell table:style-name="ce14" office:value-type="string" calcext:value-type="string">
            <text:p>TCC02</text:p>
          </table:table-cell>
          <table:table-cell table:style-name="ce11" office:value-type="string" calcext:value-type="string">
            <text:p>Verify standard Checkout page </text:p>
          </table:table-cell>
          <table:table-cell table:style-name="ce11" office:value-type="string" calcext:value-type="string">
            <text:p>1. open browser and navigate to "https://www.vitabiotics.com/" <text:s text:c="6"/>2.Verify the contact Tab by only user allow to inout their email address <text:s text:c="27"/>3.Verify the Shipping Address tab such as Country name, <text:s text:c="12"/>4.Webpage allows to enter their first name in First name tab <text:s text:c="22"/>5.Webpage allows the users to input their second name tab <text:s text:c="19"/>6.Webpage should allows the users to input their company name and that is optional and Optional text should be displayed on same tab <text:s text:c="32"/>7.User should allow to input their address in respective field <text:s text:c="10"/>8.Webpage should allows the user <text:s/>input the Phone , City and Postcode In respective filed <text:s text:c="18"/>9.Verify all the functionality should work as expected <text:s text:c="14"/>10.After user done with details and able to click on Continue button .</text:p>
          </table:table-cell>
          <table:table-cell table:style-name="ce12"/>
          <table:table-cell table:style-name="ce11" office:value-type="string" calcext:value-type="string">
            <text:p>1. open browser and navigate to "https://www.vitabiotics.com/" <text:s text:c="6"/>2.Verify the contact Tab by only user allow to inout their email address <text:s text:c="27"/>3.Verify the Shipping Address tab such as Country name, <text:s text:c="12"/>4.Webpage allows to enter their first name in First name tab <text:s text:c="37"/>5.Webpage allows the users to input their second name tab <text:s text:c="19"/>6.Webpage should allows the users to input their company name and that is optional and Optional text should be displayed on <text:s/>same tab <text:s text:c="32"/>7.User should allow to input their address in respective field <text:s text:c="27"/>8.Webpage should allows the user <text:s/>input the Phone , City and Postcode In respective filed <text:s text:c="48"/>9.Verify all the functionality should work as expected <text:s text:c="29"/>10.After user done with details and able to click on Continue button .</text:p>
          </table:table-cell>
          <table:table-cell table:style-name="ce11" office:value-type="string" calcext:value-type="string">
            <text:p>1. Successfully opened browser and navigate to "https://www.vitabiotics.com/". <text:s text:c="6"/>2.Verified <text:s/>the contact Tab by only user allow to inout their email address. <text:s text:c="27"/>3.Verified the Shipping Address tab such as Country name, <text:s text:c="12"/>4.Webpage successfully allowed to enter their first name in First name tab. <text:s text:c="37"/>5.Webpage allowed the users to input their second name tab. <text:s text:c="19"/>6.Webpage should allowed the users to input their company name and that is optional and Optional text should be displayed on <text:s/>same tab. <text:s text:c="32"/>7.User should allow to input their address in respective field. <text:s text:c="27"/>8.Webpage should allowed the user <text:s/>input the Phone , City and Postcode In respective filed <text:s text:c="48"/>9.Verified successfully all the functionality should work as expected. <text:s text:c="29"/>10.After user done with details and able to click on Continue button .</text:p>
          </table:table-cell>
          <table:table-cell table:style-name="ce14" office:value-type="string" calcext:value-type="string">
            <text:p>Pass</text:p>
          </table:table-cell>
          <table:table-cell table:style-name="ce12" table:number-columns-repeated="4"/>
          <table:table-cell table:number-columns-repeated="1013"/>
        </table:table-row>
        <table:table-row table:style-name="ro2">
          <table:table-cell table:style-name="ce14" office:value-type="string" calcext:value-type="string">
            <text:p>TCC03</text:p>
          </table:table-cell>
          <table:table-cell table:style-name="ce11" office:value-type="string" calcext:value-type="string">
            <text:p>Verify Products lists on checkout area</text:p>
          </table:table-cell>
          <table:table-cell table:style-name="ce7" office:value-type="string" calcext:value-type="string">
            <text:p>1. open browser and navigate to "https://www.vitabiotics.com/". 2.User click on Basket area <text:s text:c="13"/>3. click on the checkout button <text:s text:c="36"/>4.side parallel page will appear which shows lists of product that have added <text:s text:c="31"/>5.Product List by name of item added, price , quantity <text:s text:c="10"/></text:p>
          </table:table-cell>
          <table:table-cell table:style-name="ce12"/>
          <table:table-cell table:style-name="ce18" office:value-type="string" calcext:value-type="string">
            <text:p>1. open browser and navigate to "https://www.vitabiotics.com/". 2.User click on Basket area and click on the checkout button which down to the baseket page <text:s text:c="23"/>3.Once landed on checkout page and a side parallel page will appear which shows lists of product that have added <text:s text:c="31"/>4.Verify the product List by name of item added, price , quantity <text:s text:c="10"/></text:p>
          </table:table-cell>
          <table:table-cell table:style-name="ce7" office:value-type="string" calcext:value-type="string">
            <text:p>1. Successfully opened browser and navigate to "https://www.vitabiotics.com/". 2.User clicked on Basket area and clicked on the checkout button which down to the baseket page <text:s text:c="23"/>3.Once landed on checkout page and a side parallel page will appear which shows lists of product that have added <text:s text:c="31"/>4.Verifyied the product List by name of item added, price , quantity <text:s text:c="10"/></text:p>
          </table:table-cell>
          <table:table-cell table:style-name="ce11"/>
          <table:table-cell table:style-name="ce12" table:number-columns-repeated="3"/>
          <table:table-cell table:number-columns-repeated="1014"/>
        </table:table-row>
        <table:table-row table:style-name="ro2">
          <table:table-cell table:style-name="ce14" office:value-type="string" calcext:value-type="string">
            <text:p>TCC04</text:p>
          </table:table-cell>
          <table:table-cell table:style-name="ce11" office:value-type="string" calcext:value-type="string">
            <text:p>Verify Valid <text:s/>Promo code</text:p>
          </table:table-cell>
          <table:table-cell table:style-name="ce7" office:value-type="string" calcext:value-type="string">
            <text:p>1. open browser and navigate to "https://www.vitabiotics.com/". <text:s text:c="28"/>2.click on Basket and click on the checkout button .e <text:s text:c="28"/>3.User able to click the promo code button <text:s text:c="31"/>4.Able to <text:s/>show the message like promo code applied successfully <text:s text:c="25"/>5.The total price will reflect a change is based on promo code that user applied</text:p>
          </table:table-cell>
          <table:table-cell table:style-name="ce12"/>
          <table:table-cell table:style-name="ce18" office:value-type="string" calcext:value-type="string">
            <text:p>1. open browser and navigate to "https://www.vitabiotics.com/". <text:s text:c="28"/>2.User click on Basket area and click on the checkout button which down to the basket page <text:s text:c="28"/>3.Once landed on checkout page user allows to see a Promo code tab and should allow to input their own promo code and able to click the promo code button <text:s text:c="31"/>4.Verify promo code applied by shown the message like promo code applied successfully <text:s text:c="25"/>5.The total price will reflect a change is based on promo code that user applied</text:p>
          </table:table-cell>
          <table:table-cell table:style-name="ce7" office:value-type="string" calcext:value-type="string">
            <text:p>1.Successfully opened browser and navigate to "https://www.vitabiotics.com/". <text:s text:c="28"/>2.User clicked on Basket area and Succesfully clicked on the checkout button which down to the basket page . <text:s text:c="27"/>3.Once landed on checkout page user allowed to see a Promo code tab and should allowed to input their own promo code and able to click the promo code button. <text:s text:c="31"/>4.Verified promo code applied by shown the message like promo code applied successfully. <text:s text:c="25"/>5.The total price will reflect a change is based on promo code that user applied.</text:p>
          </table:table-cell>
          <table:table-cell table:style-name="ce14" office:value-type="string" calcext:value-type="string">
            <text:p>Pass</text:p>
          </table:table-cell>
          <table:table-cell table:style-name="ce12" table:number-columns-repeated="13"/>
          <table:table-cell table:number-columns-repeated="1004"/>
        </table:table-row>
        <table:table-row table:style-name="ro2">
          <table:table-cell table:style-name="ce14" office:value-type="string" calcext:value-type="string">
            <text:p>TCC05</text:p>
          </table:table-cell>
          <table:table-cell table:style-name="ce14" office:value-type="string" calcext:value-type="string">
            <text:p>Verify Invalid Promo code</text:p>
          </table:table-cell>
          <table:table-cell table:style-name="ce11" office:value-type="string" calcext:value-type="string">
            <text:p>1. open browser and navigate to "https://www.vitabiotics.com/". <text:s text:c="28"/>2.User click on Basket area and click on the checkout button . <text:s text:c="36"/>3 .User <text:s/>able to click the promo code button <text:s text:c="31"/>4.Able to apply <text:s/>Invalid promo code and y shown the message like promo code applied Un successfully <text:s text:c="28"/>5. The total price should not get reflect <text:s text:c="13"/></text:p>
          </table:table-cell>
          <table:table-cell/>
          <table:table-cell table:style-name="ce12" office:value-type="string" calcext:value-type="string">
            <text:p>1. open browser and navigate to "https://www.vitabiotics.com/". <text:s text:c="28"/>2.User click on Basket area and click on the checkout button which down to the baseket page. <text:s text:c="28"/>3User <text:s/>able to click the promo code button. <text:s text:c="31"/>4.Verify Invalid promo code applied by shown the message like promo code applied Un successfully <text:s text:c="13"/>5. The total price should not get reflect. <text:s text:c="12"/></text:p>
          </table:table-cell>
          <table:table-cell table:style-name="ce11" office:value-type="string" calcext:value-type="string">
            <text:p>1. Successfully opened browser and navigate to "https://www.vitabiotics.com/". <text:s text:c="28"/>2.User clicked on Basket area and click on the checkout button which down to the baseket page. <text:s text:c="28"/>3.User <text:s/>able to click the promo code button. <text:s text:c="31"/>4.Verified Invalid promo code applied by shown the message like promo code applied Un successfully. <text:s text:c="31"/>5. The total price should not get reflect. <text:s text:c="12"/></text:p>
          </table:table-cell>
          <table:table-cell table:style-name="ce14" office:value-type="string" calcext:value-type="string">
            <text:p>Pass</text:p>
          </table:table-cell>
          <table:table-cell table:number-columns-repeated="1017"/>
        </table:table-row>
        <table:table-row table:style-name="ro1" table:number-rows-repeated="1048569">
          <table:table-cell table:number-columns-repeated="1024"/>
        </table:table-row>
        <table:table-row table:style-name="ro1">
          <table:table-cell table:number-columns-repeated="1024"/>
        </table:table-row>
      </table:table>
      <table:table table:name="REVIEWS" table:style-name="ta9">
        <table:table-column table:style-name="co36" table:default-cell-style-name="Default"/>
        <table:table-column table:style-name="co27"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3" table:number-columns-repeated="1017" table:default-cell-style-name="Default"/>
        <table:table-row table:style-name="ro2">
          <table:table-cell table:style-name="ce2" office:value-type="string" calcext:value-type="string">
            <text:p>Test Case ID</text:p>
          </table:table-cell>
          <table:table-cell table:style-name="ce2" office:value-type="string" calcext:value-type="string">
            <text:p>Test Case Description</text:p>
          </table:table-cell>
          <table:table-cell table:style-name="ce2" office:value-type="string" calcext:value-type="string">
            <text:p>Test Steps</text:p>
          </table:table-cell>
          <table:table-cell table:style-name="ce10" office:value-type="string" calcext:value-type="string">
            <text:p>Test Data</text:p>
          </table:table-cell>
          <table:table-cell table:style-name="ce2" office:value-type="string" calcext:value-type="string">
            <text:p>Expected Result</text:p>
          </table:table-cell>
          <table:table-cell table:style-name="ce2" office:value-type="string" calcext:value-type="string">
            <text:p>Actual Result</text:p>
          </table:table-cell>
          <table:table-cell table:style-name="ce13" office:value-type="string" calcext:value-type="string">
            <text:p>Pass/Fail</text:p>
          </table:table-cell>
          <table:table-cell table:style-name="ce13" office:value-type="string" calcext:value-type="string">
            <text:p>Defect#</text:p>
          </table:table-cell>
          <table:table-cell table:number-columns-repeated="1016"/>
        </table:table-row>
        <table:table-row table:style-name="ro2">
          <table:table-cell table:style-name="ce14" office:value-type="string" calcext:value-type="string">
            <text:p>TCR01</text:p>
          </table:table-cell>
          <table:table-cell table:style-name="ce5" office:value-type="string" calcext:value-type="string">
            <text:p>Verify the Review Area Location</text:p>
          </table:table-cell>
          <table:table-cell table:style-name="ce7" office:value-type="string" calcext:value-type="string">
            <text:p>1. Open browser and navigate to "https://www.vitabiotics.com/". <text:s text:c="20"/>2.User Scroll down to bottom of the page. <text:s text:c="48"/>3.After Appropriate Landing, Customer able to see the headline, Review stars,Review stars in numbers , Total Review in Numbers,Review Company Logo. <text:s text:c="21"/></text:p>
          </table:table-cell>
          <table:table-cell/>
          <table:table-cell table:style-name="ce11" office:value-type="string" calcext:value-type="string">
            <text:p>1.Customers are expected on given URL by verfiying the Page Title. <text:s text:c="31"/>2.Customer able to scroll the pages to down to the bottom. <text:s text:c="26"/>3.Customer able to see the Headline,Review Stars , Review Stars in numbers , Total Review in Numbers, Review Company Logo.</text:p>
          </table:table-cell>
          <table:table-cell table:style-name="ce11" office:value-type="string" calcext:value-type="string">
            <text:p>1.Customer landed the web page URL successfully. <text:s text:c="24"/>2.Customer have successfully <text:s/>scrolled the page down to the Bottom. <text:s text:c="49"/>3.Customer have successfully seen the stars, Headline, Total review in numbers, Review company logo.</text:p>
          </table:table-cell>
          <table:table-cell table:style-name="ce11" office:value-type="string" calcext:value-type="string">
            <text:p>PASS</text:p>
          </table:table-cell>
          <table:table-cell table:style-name="ce12" table:number-columns-repeated="6"/>
          <table:table-cell table:number-columns-repeated="1011"/>
        </table:table-row>
        <table:table-row table:style-name="ro6">
          <table:table-cell table:style-name="ce14" office:value-type="string" calcext:value-type="string">
            <text:p>TCR02</text:p>
          </table:table-cell>
          <table:table-cell table:style-name="ce5" office:value-type="string" calcext:value-type="string">
            <text:p>Verfiy the Functionality of Forward arrow button</text:p>
          </table:table-cell>
          <table:table-cell table:style-name="ce7" office:value-type="string" calcext:value-type="string">
            <text:p>1. Open browser and navigate to "https://www.vitabiotics.com/". <text:s text:c="20"/>2.User Scroll down to bottom of the page. <text:s text:c="48"/>3.After Landing on Review Location ,User able to click on the Forward Arrow Button. <text:s text:c="21"/></text:p>
          </table:table-cell>
          <table:table-cell/>
          <table:table-cell table:style-name="ce11" office:value-type="string" calcext:value-type="string">
            <text:p>1.Customers are expected on given URL by verfiying the Page Title. <text:s text:c="31"/>2.Customer able to scroll the pages to down to the bottom. <text:s text:c="26"/>3.Customer able to click on the Forward Click Arrow Button.</text:p>
          </table:table-cell>
          <table:table-cell table:style-name="ce11" office:value-type="string" calcext:value-type="string">
            <text:p>1.Customer landed the web page URL successfully. <text:s text:c="47"/>2.Customer have successfully <text:s/>scrolled the page down to the Bottom. <text:s text:c="42"/>3.Customer have successfully Clicked the Forward Arrow Button and User Reviews are Moving Accordingly . <text:s text:c="35"/>4.Successfully Verfied the Functionality of Forward Arrow Button.</text:p>
          </table:table-cell>
          <table:table-cell table:style-name="ce14" office:value-type="string" calcext:value-type="string">
            <text:p>PASS</text:p>
          </table:table-cell>
          <table:table-cell table:number-columns-repeated="1017"/>
        </table:table-row>
        <table:table-row table:style-name="ro2">
          <table:table-cell table:style-name="ce14" office:value-type="string" calcext:value-type="string">
            <text:p>TCR03</text:p>
          </table:table-cell>
          <table:table-cell table:style-name="ce5" office:value-type="string" calcext:value-type="string">
            <text:p>Verfiy the Functionality of Backward arrow button</text:p>
          </table:table-cell>
          <table:table-cell table:style-name="ce7" office:value-type="string" calcext:value-type="string">
            <text:p>1. Open browser and navigate to "https://www.vitabiotics.com/". <text:s text:c="20"/>2.User Scroll down to bottom of the page. <text:s text:c="48"/>3.After Landing on Review Location ,User able to click on the Backward Arrow Button. <text:s text:c="21"/></text:p>
          </table:table-cell>
          <table:table-cell/>
          <table:table-cell table:style-name="ce11" office:value-type="string" calcext:value-type="string">
            <text:p>1.Customers are expected on given URL by verfiying the Page Title. <text:s text:c="31"/>2.Customer able to scroll the pages to down to the bottom. <text:s text:c="26"/>3.Customer able to click on the Backward Arrow Button.</text:p>
          </table:table-cell>
          <table:table-cell table:style-name="ce11" office:value-type="string" calcext:value-type="string">
            <text:p>1.Customer landed the web page URL successfully. <text:s text:c="47"/>2.Customer have successfully <text:s/>scrolled the page down to the Bottom. <text:s text:c="42"/>3.Customer have successfully Clicked the Backward Arrow Button and User Reviews are Moving Accordingly . <text:s text:c="35"/>4.Successfully Verfied the Functionality of Backward Arrow Button.</text:p>
          </table:table-cell>
          <table:table-cell table:style-name="ce14" office:value-type="string" calcext:value-type="string">
            <text:p>PASS</text:p>
          </table:table-cell>
          <table:table-cell table:number-columns-repeated="1017"/>
        </table:table-row>
        <table:table-row table:style-name="ro7">
          <table:table-cell table:style-name="ce14" office:value-type="string" calcext:value-type="string">
            <text:p>TCR04</text:p>
          </table:table-cell>
          <table:table-cell table:style-name="ce5" office:value-type="string" calcext:value-type="string">
            <text:p>Verfiy the Review writing Link Functionality</text:p>
          </table:table-cell>
          <table:table-cell table:style-name="ce7" office:value-type="string" calcext:value-type="string">
            <text:p>1. Open browser and navigate to "https://www.vitabiotics.com/". <text:s text:c="20"/>2.User Scroll down to bottom of the page. <text:s text:c="48"/>3.After Landing on Review Location ,User able to click on the Leave a review Link. <text:s text:c="21"/></text:p>
          </table:table-cell>
          <table:table-cell/>
          <table:table-cell table:style-name="ce11" office:value-type="string" calcext:value-type="string">
            <text:p>1.Customers are expected on given URL by verfiying the Page Title. <text:s text:c="31"/>2.Customer able to land on the trustPilot Website merge with Vitabiotics. <text:s text:c="26"/>3.Verify the successfull landing by command the driver to get title.</text:p>
          </table:table-cell>
          <table:table-cell table:style-name="ce11" office:value-type="string" calcext:value-type="string">
            <text:p>1.Customers are Successfully Opened on given URL by verfiying the Pagetitle. <text:s text:c="31"/>2.Customer Suucessfully Click a Leave a review link and <text:s/>to land on the trustPilot Website merge with Vitabiotics. <text:s text:c="43"/>3.Verifed successfully landing by command the driver to get title.</text:p>
          </table:table-cell>
          <table:table-cell table:number-columns-repeated="1018"/>
        </table:table-row>
        <table:table-row table:style-name="ro2">
          <table:table-cell table:style-name="ce16" office:value-type="string" calcext:value-type="string">
            <text:p>TCR05</text:p>
          </table:table-cell>
          <table:table-cell table:style-name="ce5" office:value-type="string" calcext:value-type="string">
            <text:p>Verify the Review Board Functionality</text:p>
          </table:table-cell>
          <table:table-cell table:style-name="ce11" office:value-type="string" calcext:value-type="string">
            <text:p>1.Open the Browser and navigate to "https://www.vitabiotics.com/" <text:s text:c="35"/>2.User click on the Leave a review Link which is Down to the Bottom of the page. <text:s text:c="46"/>3.User Landed on the desired page and able to see the Review Board Visually <text:s text:c="43"/>4.User Can Visually See the Rating in Percentage on every star row. <text:s text:c="30"/>5.User can click the Each review row and view that results only <text:s/>by clicking the checkbox <text:s text:c="25"/>6.User click the Filter Option. <text:s text:c="20"/>7.User Click the Sort Button</text:p>
          </table:table-cell>
          <table:table-cell table:style-name="ce12"/>
          <table:table-cell table:style-name="ce11" office:value-type="string" calcext:value-type="string">
            <text:p>1.Open the Browser and navigate to "https://www.vitabiotics.com/". <text:s text:c="35"/>2.User expects to click on the Leave a review Link which is Down to the Bottom of the page. <text:s text:c="46"/>3.User <text:s/>expexcts Landed on the desired page and able to see the Review Board Visually . <text:s text:c="42"/>4.User expects to check about Can Visually See the Rating in Percentage on every star row. <text:s text:c="30"/>5.User expects can click the Each review row and view that results only <text:s/>by clicking the checkbox. <text:s text:c="45"/>6.User click the Filter Option and expects to right hand side pop-up appear. <text:s text:c="47"/>7.User Click the Sort Button and dropdown expects to appear.</text:p>
          </table:table-cell>
          <table:table-cell table:style-name="ce12" office:value-type="string" calcext:value-type="string">
            <text:p>1.Open the Browser and navigate to "https://www.vitabiotics.com/". <text:s text:c="35"/>2.User Successfully to click on the Leave a review Link which is Down to the Bottom of the page. <text:s text:c="46"/>3.User Successfully Landed on the desired page and able to see the Review Board Visually . <text:s text:c="42"/>4.User Successfully to check about Can Visually See the Rating in Percentage on every star row. <text:s text:c="30"/>5.User Successfully can click the Each review row and view that results only <text:s/>by clicking the checkbox. <text:s text:c="45"/>6.User Successfully <text:s/>clicked the Filter Option and expects to right hand side pop-up appear. <text:s text:c="47"/>7.User Successfully Clicked the Sort Button and dropdown expects to appear.</text:p>
          </table:table-cell>
          <table:table-cell table:style-name="ce12" office:value-type="string" calcext:value-type="string">
            <text:p>PASS</text:p>
          </table:table-cell>
          <table:table-cell table:style-name="ce12" table:number-columns-repeated="5"/>
          <table:table-cell table:number-columns-repeated="1012"/>
        </table:table-row>
        <table:table-row table:style-name="ro2">
          <table:table-cell table:style-name="ce16" office:value-type="string" calcext:value-type="string">
            <text:p>TCR06</text:p>
          </table:table-cell>
          <table:table-cell table:style-name="ce5" office:value-type="string" calcext:value-type="string">
            <text:p>Verify the Write a review <text:s/>Functionality</text:p>
          </table:table-cell>
          <table:table-cell table:style-name="ce11" office:value-type="string" calcext:value-type="string">
            <text:p>1.Open the Browser and navigate to "https://www.vitabiotics.com/" <text:s text:c="35"/>2.User click on thTrustPilot Logo Link which is Down to the Bottom of the page. <text:s text:c="46"/>3.User Landed on the desired page and able to see the Review Board Visually <text:s text:c="43"/>4.User Can Visually See Write A review Text. <text:s text:c="30"/>5.User clicks on the Text <text:s text:c="26"/>6.User landed on the Write a review page. <text:s text:c="51"/>7.User click on one of 5 stars <text:s text:c="27"/>8.Browser immediately allows the user to write a long statement review section <text:s text:c="37"/>9.User put the Heading of review <text:s text:c="20"/>10.User enter the Date of the experience <text:s text:c="29"/>11.User submit a review through their Email id or apple id </text:p>
          </table:table-cell>
          <table:table-cell/>
          <table:table-cell table:style-name="ce11" office:value-type="string" calcext:value-type="string">
            <text:p>1.Open the Browser and navigate to "https://www.vitabiotics.com/" <text:s text:c="35"/>2.User click on thTrustPilot Logo Link which is Down to the Bottom of the page. <text:s text:c="46"/>3.User expects to <text:s/>Landed on the desired page and able to see the Review Board Visually <text:s text:c="43"/>4.User expects to <text:s/>See Write A review Text. <text:s text:c="30"/>5.Web page allow to user to <text:s/>clicks on the Text <text:s text:c="26"/>6.User expects to landed on the Write a review page. <text:s text:c="51"/>7.Web page allows the user <text:s/>click on one of 5 stars <text:s text:c="27"/>8.Browser immediately allows the user to write a long statement review section <text:s text:c="37"/>9.User put the Heading of review <text:s text:c="20"/>10.User enter the Date of the experience <text:s text:c="29"/>11.User submit a review through their Email id or apple id </text:p>
          </table:table-cell>
          <table:table-cell table:style-name="ce11" office:value-type="string" calcext:value-type="string">
            <text:p>1.Open the Browser and navigated successfully to "https://www.vitabiotics.com/" <text:s text:c="35"/>2.User Successfully click on thTrustPilot Logo Link which is Down to the Bottom of the page. <text:s text:c="46"/>3.User Successfully <text:s/>Landed on the desired page and able to see the Review Board Visually <text:s text:c="43"/>4.User successfully <text:s/>Saw Write A review Text. <text:s text:c="30"/>5.User Successfully clicks on the Text <text:s text:c="60"/>6.User <text:s/>Successfully <text:s/>landed on the Write a review page. <text:s text:c="51"/>7.Verifyies <text:s/>clicking operration on one of 5 stars <text:s text:c="43"/>8.Browse successfully <text:s/>allows the user to write a long statement review section <text:s text:c="37"/>9.User named the Heading of review <text:s text:c="65"/>10.User correctly <text:s/>entered the Date of the experience <text:s text:c="29"/>11.User have submit a review through their Email id or apple id </text:p>
          </table:table-cell>
          <table:table-cell table:number-columns-repeated="1018"/>
        </table:table-row>
        <table:table-row table:style-name="ro2">
          <table:table-cell table:style-name="ce16" office:value-type="string" calcext:value-type="string">
            <text:p>TCR07</text:p>
          </table:table-cell>
          <table:table-cell table:style-name="ce3" office:value-type="string" calcext:value-type="string">
            <text:p>Verify the Summary Header Functionality</text:p>
          </table:table-cell>
          <table:table-cell table:style-name="ce7" office:value-type="string" calcext:value-type="string">
            <text:p>1. Open browser and navigate to "https://www.vitabiotics.com/". <text:s text:c="20"/>2.User Scroll down to bottom of the page. <text:s text:c="48"/>3.User click on the trustPilot Logo and land on desired web page. <text:s text:c="30"/>4.User visually check the Overall rating star and Performance , Total Number of reviews , Vitabiotics Brand logo Picture <text:s text:c="19"/></text:p>
          </table:table-cell>
          <table:table-cell/>
          <table:table-cell table:style-name="ce7" office:value-type="string" calcext:value-type="string">
            <text:p>1. Open browser and navigate to "https://www.vitabiotics.com/". <text:s text:c="20"/>2.User able toScroll down to bottom of the page. <text:s text:c="48"/>3.User able <text:s/>click on the trustPilot Logo and land on desired web page. <text:s text:c="65"/>4.User visually check the Overall rating star and Performance , Total Number of reviews , Vitabiotics Brand logo Picture <text:s text:c="22"/>5.User Click on the <text:s/>Vitabiotics Home Page Picture and should allows the user into vitabiotics Home page <text:s text:c="38"/>6.Web Page Allows the user into the click on Any one of the rating section such as stars, Numbers, Perfomance , it brings the usser into the Review Board</text:p>
          </table:table-cell>
          <table:table-cell table:style-name="ce7" office:value-type="string" calcext:value-type="string">
            <text:p>1. Open Successfully opened <text:s/>browser and navigate to "https://www.vitabiotics.com/". <text:s text:c="20"/>2.User Perfectly Scroll down to bottom of the page. <text:s text:c="48"/>3.User Successfully <text:s/>clicked on the trustPilot Logo and land on desired web page. <text:s text:c="65"/>4.User Successfully checked the Overall rating star and Performance , Total Number of reviews , Vitabiotics Brand logo Picture <text:s text:c="22"/>5.User Successfully Clicked on the <text:s/>Vitabiotics Home Page Picture and should allows the user into vitabiotics Home page <text:s text:c="38"/>6.Web Page Successfully Allows the user into the click on Any one of the rating section such as stars, Numbers, Perfomance , it brings the user into the Review Board</text:p>
          </table:table-cell>
          <table:table-cell table:number-columns-repeated="1018"/>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ptos Narrow&quot;" svg:font-family="'&quot;Aptos Narrow&quot;'"/>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Version" style:display-name="PageStyle_Version" style:page-layout-name="Mpm3">
      <style:header style:display="false"/>
      <style:header-left style:display="false"/>
      <style:footer style:display="false"/>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style:master-page style:name="PageStyle_5f_Register" style:display-name="PageStyle_Register"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Search" style:display-name="PageStyle_Search" style:page-layout-name="Mpm3">
      <style:header style:display="false"/>
      <style:header-left style:display="false"/>
      <style:footer style:display="false"/>
      <style:footer-left style:display="false"/>
    </style:master-page>
    <style:master-page style:name="PageStyle_5f_AddProdcuts" style:display-name="PageStyle_AddProdcuts" style:page-layout-name="Mpm3">
      <style:header style:display="false"/>
      <style:header-left style:display="false"/>
      <style:footer style:display="false"/>
      <style:footer-left style:display="false"/>
    </style:master-page>
    <style:master-page style:name="PageStyle_5f_Basket" style:display-name="PageStyle_Basket" style:page-layout-name="Mpm3">
      <style:header style:display="false"/>
      <style:header-left style:display="false"/>
      <style:footer style:display="false"/>
      <style:footer-left style:display="false"/>
    </style:master-page>
    <style:master-page style:name="PageStyle_5f_CheckOut" style:display-name="PageStyle_CheckOut" style:page-layout-name="Mpm3">
      <style:header style:display="false"/>
      <style:header-left style:display="false"/>
      <style:footer style:display="false"/>
      <style:footer-left style:display="false"/>
    </style:master-page>
    <style:master-page style:name="PageStyle_5f_REVIEWS" style:display-name="PageStyle_REVIEW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cell-count="316" meta:object-count="0"/>
    <meta:generator>LibreOfficeDev/6.0.5.2$Linux_X86_64 LibreOffice_project/</meta:generator>
  </office:meta>
</office:document-meta>
</file>